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63D7D7229F.png"/>
  <manifest:file-entry manifest:media-type="image/png" manifest:full-path="Pictures/10000201000004B0000005EA17BCFBE3.png"/>
  <manifest:file-entry manifest:media-type="image/png" manifest:full-path="Pictures/1000020100000162000001627DAA4EE9.png"/>
  <manifest:file-entry manifest:media-type="image/png" manifest:full-path="Pictures/100002010000007800000078B7CBE770.png"/>
  <manifest:file-entry manifest:media-type="image/png" manifest:full-path="Pictures/10000201000004B00000073A1AADFA3B.png"/>
  <manifest:file-entry manifest:media-type="image/png" manifest:full-path="Pictures/10000201000004B0000005D692E0A015.png"/>
  <manifest:file-entry manifest:media-type="image/png" manifest:full-path="Pictures/10000201000004B0000008511B62F0CA.png"/>
  <manifest:file-entry manifest:media-type="image/png" manifest:full-path="Pictures/10000201000000780000007838520278.png"/>
  <manifest:file-entry manifest:media-type="image/png" manifest:full-path="Pictures/10000201000004B00000055908301C1D.png"/>
  <manifest:file-entry manifest:media-type="image/png" manifest:full-path="Pictures/10000201000007D00000097BB61D8964.png"/>
  <manifest:file-entry manifest:media-type="image/png" manifest:full-path="Pictures/1000020100000BB800000BB8E10870E7.png"/>
  <manifest:file-entry manifest:media-type="image/png" manifest:full-path="Pictures/100002010000007800000078235606EE.png"/>
  <manifest:file-entry manifest:media-type="image/png" manifest:full-path="Pictures/10000201000004B0000002E2EC3D29DE.png"/>
  <manifest:file-entry manifest:media-type="image/png" manifest:full-path="Pictures/10000201000001F4000001F474DDB60A.png"/>
  <manifest:file-entry manifest:media-type="image/png" manifest:full-path="Pictures/10000201000001210000012C92285F97.png"/>
  <manifest:file-entry manifest:media-type="image/png" manifest:full-path="Pictures/10000201000001290000012CA3CAC018.png"/>
  <manifest:file-entry manifest:media-type="image/png" manifest:full-path="Pictures/10000201000004B000000636EFD8BC90.png"/>
  <manifest:file-entry manifest:media-type="image/png" manifest:full-path="Pictures/10000201000004B0000003D933FD3056.png"/>
  <manifest:file-entry manifest:media-type="image/png" manifest:full-path="Pictures/10000201000004B0000006D6AC37110F.png"/>
  <manifest:file-entry manifest:media-type="image/png" manifest:full-path="Pictures/100002010000007800000078BBE159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62cm"/>
    </style:style>
    <style:style style:name="co3" style:family="table-column">
      <style:table-column-properties fo:break-before="auto" style:column-width="1.4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  <table:table-cell table:number-columns-repeated="1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>
            <draw:frame table:end-cell-address="Tabelle1.B2" table:end-x="0.5cm" table:end-y="0.5cm" draw:z-index="1" draw:name="Grafik 1" draw:style-name="gr1" draw:text-style-name="P1" svg:width="0.5cm" svg:height="0.5cm" svg:x="0cm" svg:y="0cm">
              <draw:image xlink:href="Pictures/1000020100000BB800000BB8E10870E7.png" xlink:type="simple" xlink:show="embed" xlink:actuate="onLoad">
                <text:p/>
              </draw:image>
            </draw:frame>
            <draw:frame table:end-cell-address="Tabelle1.C2" table:end-x="0.395cm" table:end-y="0.5cm" draw:z-index="466" draw:name="Grafik 11" draw:style-name="gr1" draw:text-style-name="P1" svg:width="0.4cm" svg:height="0.5cm" svg:x="0.543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2" table:end-x="0.392cm" table:end-y="0.5cm" draw:z-index="391" draw:name="Grafik 9" draw:style-name="gr1" draw:text-style-name="P1" svg:width="0.4cm" svg:height="0.5cm" svg:x="0.54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" table:end-x="0.388cm" table:end-y="0.5cm" draw:z-index="468" draw:name="Grafik 11" draw:style-name="gr1" draw:text-style-name="P1" svg:width="0.4cm" svg:height="0.5cm" svg:x="0.537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" table:end-x="0.386cm" table:end-y="0.5cm" draw:z-index="293" draw:name="Grafik 12" draw:style-name="gr1" draw:text-style-name="P1" svg:width="0.4cm" svg:height="0.5cm" svg:x="0.534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" table:end-x="0.483cm" table:end-y="0.5cm" draw:z-index="495" draw:name="Grafik 1" draw:style-name="gr1" draw:text-style-name="P1" svg:width="0.5cm" svg:height="0.5cm" svg:x="0.531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" table:end-x="0.48cm" table:end-y="0.5cm" draw:z-index="497" draw:name="Grafik 1" draw:style-name="gr1" draw:text-style-name="P1" svg:width="0.5cm" svg:height="0.5cm" svg:x="0.528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" table:end-x="0.477cm" table:end-y="0.5cm" draw:z-index="498" draw:name="Grafik 1" draw:style-name="gr1" draw:text-style-name="P1" svg:width="0.5cm" svg:height="0.5cm" svg:x="0.526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" table:end-x="0.454cm" table:end-y="0.5cm" draw:z-index="523" draw:name="Grafik 2" draw:style-name="gr1" draw:text-style-name="P1" svg:width="0.48cm" svg:height="0.5cm" svg:x="0.522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" table:end-x="0.471cm" table:end-y="0.5cm" draw:z-index="323" draw:name="Grafik 5" draw:style-name="gr1" draw:text-style-name="P1" svg:width="0.5cm" svg:height="0.5cm" svg:x="0.519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" table:end-x="0.447cm" table:end-y="0.5cm" draw:z-index="525" draw:name="Grafik 2" draw:style-name="gr1" draw:text-style-name="P1" svg:width="0.48cm" svg:height="0.5cm" svg:x="0.516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" table:end-x="0.445cm" table:end-y="0.5cm" draw:z-index="526" draw:name="Grafik 2" draw:style-name="gr1" draw:text-style-name="P1" svg:width="0.48cm" svg:height="0.5cm" svg:x="0.513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" table:end-x="0.442cm" table:end-y="0.5cm" draw:z-index="527" draw:name="Grafik 2" draw:style-name="gr1" draw:text-style-name="P1" svg:width="0.48cm" svg:height="0.5cm" svg:x="0.51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" table:end-x="0.439cm" table:end-y="0.5cm" draw:z-index="528" draw:name="Grafik 2" draw:style-name="gr1" draw:text-style-name="P1" svg:width="0.48cm" svg:height="0.5cm" svg:x="0.507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" table:end-x="0.436cm" table:end-y="0.5cm" draw:z-index="529" draw:name="Grafik 2" draw:style-name="gr1" draw:text-style-name="P1" svg:width="0.48cm" svg:height="0.5cm" svg:x="0.505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" table:end-x="0.433cm" table:end-y="0.5cm" draw:z-index="530" draw:name="Grafik 2" draw:style-name="gr1" draw:text-style-name="P1" svg:width="0.48cm" svg:height="0.5cm" svg:x="0.501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" table:end-x="0.43cm" table:end-y="0.5cm" draw:z-index="531" draw:name="Grafik 2" draw:style-name="gr1" draw:text-style-name="P1" svg:width="0.48cm" svg:height="0.5cm" svg:x="0.498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" table:end-x="0.428cm" table:end-y="0.5cm" draw:z-index="532" draw:name="Grafik 2" draw:style-name="gr1" draw:text-style-name="P1" svg:width="0.48cm" svg:height="0.5cm" svg:x="0.496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" table:end-x="0.424cm" table:end-y="0.5cm" draw:z-index="533" draw:name="Grafik 2" draw:style-name="gr1" draw:text-style-name="P1" svg:width="0.48cm" svg:height="0.5cm" svg:x="0.493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" table:end-x="0.421cm" table:end-y="0.5cm" draw:z-index="534" draw:name="Grafik 2" draw:style-name="gr1" draw:text-style-name="P1" svg:width="0.48cm" svg:height="0.5cm" svg:x="0.489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" table:end-x="0.439cm" table:end-y="0.5cm" draw:z-index="501" draw:name="Grafik 1" draw:style-name="gr1" draw:text-style-name="P1" svg:width="0.5cm" svg:height="0.5cm" svg:x="0.487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" table:end-x="0.435cm" table:end-y="0.5cm" draw:z-index="512" draw:name="Grafik 1" draw:style-name="gr1" draw:text-style-name="P1" svg:width="0.5cm" svg:height="0.5cm" svg:x="0.484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" table:end-x="0.432cm" table:end-y="0.5cm" draw:z-index="513" draw:name="Grafik 1" draw:style-name="gr1" draw:text-style-name="P1" svg:width="0.5cm" svg:height="0.5cm" svg:x="0.48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" table:end-x="0.43cm" table:end-y="0.5cm" draw:z-index="514" draw:name="Grafik 1" draw:style-name="gr1" draw:text-style-name="P1" svg:width="0.5cm" svg:height="0.5cm" svg:x="0.478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" table:end-x="0.407cm" table:end-y="0.5cm" draw:z-index="539" draw:name="Grafik 2" draw:style-name="gr1" draw:text-style-name="P1" svg:width="0.48cm" svg:height="0.5cm" svg:x="0.475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" table:end-x="0.423cm" table:end-y="0.5cm" draw:z-index="515" draw:name="Grafik 1" draw:style-name="gr1" draw:text-style-name="P1" svg:width="0.5cm" svg:height="0.5cm" svg:x="0.472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2" table:end-x="0.401cm" table:end-y="0.5cm" draw:z-index="114" draw:name="Grafik 2" draw:style-name="gr1" draw:text-style-name="P1" svg:width="0.48cm" svg:height="0.5cm" svg:x="0.469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 table:number-columns-repeated="1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>
            <draw:frame table:end-cell-address="Tabelle1.B3" table:end-x="0.4cm" table:end-y="0.501cm" draw:z-index="2" draw:name="Grafik 11" draw:style-name="gr1" draw:text-style-name="P1" svg:width="0.4cm" svg:height="0.5cm" svg:x="0cm" svg:y="0.001cm">
              <draw:image xlink:href="Pictures/10000201000007D00000097BB61D8964.png" xlink:type="simple" xlink:show="embed" xlink:actuate="onLoad">
                <text:p/>
              </draw:image>
            </draw:frame>
            <draw:frame table:end-cell-address="Tabelle1.C3" table:end-x="0.395cm" table:end-y="0.501cm" draw:z-index="390" draw:name="Grafik 9" draw:style-name="gr1" draw:text-style-name="P1" svg:width="0.4cm" svg:height="0.5cm" svg:x="0.543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3" table:end-x="0.392cm" table:end-y="0.501cm" draw:z-index="291" draw:name="Grafik 12" draw:style-name="gr1" draw:text-style-name="P1" svg:width="0.4cm" svg:height="0.5cm" svg:x="0.54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3" table:end-x="0.388cm" table:end-y="0.501cm" draw:z-index="392" draw:name="Grafik 9" draw:style-name="gr1" draw:text-style-name="P1" svg:width="0.4cm" svg:height="0.5cm" svg:x="0.537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3" table:end-x="0.486cm" table:end-y="0.501cm" draw:z-index="494" draw:name="Grafik 1" draw:style-name="gr1" draw:text-style-name="P1" svg:width="0.5cm" svg:height="0.5cm" svg:x="0.534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3" table:end-x="0.483cm" table:end-y="0.501cm" draw:z-index="445" draw:name="Grafik 3" draw:style-name="gr1" draw:text-style-name="P1" svg:width="0.5cm" svg:height="0.5cm" svg:x="0.531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3" table:end-x="0.48cm" table:end-y="0.501cm" draw:z-index="320" draw:name="Grafik 5" draw:style-name="gr1" draw:text-style-name="P1" svg:width="0.5cm" svg:height="0.5cm" svg:x="0.528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3" table:end-x="0.457cm" table:end-y="0.501cm" draw:z-index="522" draw:name="Grafik 2" draw:style-name="gr1" draw:text-style-name="P1" svg:width="0.48cm" svg:height="0.5cm" svg:x="0.526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3" table:end-x="0.474cm" table:end-y="0.501cm" draw:z-index="496" draw:name="Grafik 1" draw:style-name="gr1" draw:text-style-name="P1" svg:width="0.5cm" svg:height="0.5cm" svg:x="0.522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3" table:end-x="0.451cm" table:end-y="0.501cm" draw:z-index="524" draw:name="Grafik 2" draw:style-name="gr1" draw:text-style-name="P1" svg:width="0.48cm" svg:height="0.5cm" svg:x="0.519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3" table:end-x="0.467cm" table:end-y="0.501cm" draw:z-index="500" draw:name="Grafik 1" draw:style-name="gr1" draw:text-style-name="P1" svg:width="0.5cm" svg:height="0.5cm" svg:x="0.516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3" table:end-x="0.465cm" table:end-y="0.501cm" draw:z-index="502" draw:name="Grafik 1" draw:style-name="gr1" draw:text-style-name="P1" svg:width="0.5cm" svg:height="0.5cm" svg:x="0.513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3" table:end-x="0.462cm" table:end-y="0.501cm" draw:z-index="503" draw:name="Grafik 1" draw:style-name="gr1" draw:text-style-name="P1" svg:width="0.5cm" svg:height="0.5cm" svg:x="0.5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3" table:end-x="0.459cm" table:end-y="0.501cm" draw:z-index="504" draw:name="Grafik 1" draw:style-name="gr1" draw:text-style-name="P1" svg:width="0.5cm" svg:height="0.5cm" svg:x="0.507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3" table:end-x="0.456cm" table:end-y="0.501cm" draw:z-index="505" draw:name="Grafik 1" draw:style-name="gr1" draw:text-style-name="P1" svg:width="0.5cm" svg:height="0.5cm" svg:x="0.50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3" table:end-x="0.453cm" table:end-y="0.501cm" draw:z-index="506" draw:name="Grafik 1" draw:style-name="gr1" draw:text-style-name="P1" svg:width="0.5cm" svg:height="0.5cm" svg:x="0.50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3" table:end-x="0.45cm" table:end-y="0.501cm" draw:z-index="507" draw:name="Grafik 1" draw:style-name="gr1" draw:text-style-name="P1" svg:width="0.5cm" svg:height="0.5cm" svg:x="0.498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3" table:end-x="0.448cm" table:end-y="0.501cm" draw:z-index="508" draw:name="Grafik 1" draw:style-name="gr1" draw:text-style-name="P1" svg:width="0.5cm" svg:height="0.5cm" svg:x="0.496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3" table:end-x="0.444cm" table:end-y="0.501cm" draw:z-index="509" draw:name="Grafik 1" draw:style-name="gr1" draw:text-style-name="P1" svg:width="0.5cm" svg:height="0.5cm" svg:x="0.493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3" table:end-x="0.441cm" table:end-y="0.501cm" draw:z-index="510" draw:name="Grafik 1" draw:style-name="gr1" draw:text-style-name="P1" svg:width="0.5cm" svg:height="0.5cm" svg:x="0.489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3" table:end-x="0.419cm" table:end-y="0.501cm" draw:z-index="535" draw:name="Grafik 2" draw:style-name="gr1" draw:text-style-name="P1" svg:width="0.48cm" svg:height="0.5cm" svg:x="0.487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3" table:end-x="0.415cm" table:end-y="0.501cm" draw:z-index="536" draw:name="Grafik 2" draw:style-name="gr1" draw:text-style-name="P1" svg:width="0.48cm" svg:height="0.5cm" svg:x="0.484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3" table:end-x="0.412cm" table:end-y="0.501cm" draw:z-index="537" draw:name="Grafik 2" draw:style-name="gr1" draw:text-style-name="P1" svg:width="0.48cm" svg:height="0.5cm" svg:x="0.48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3" table:end-x="0.41cm" table:end-y="0.501cm" draw:z-index="538" draw:name="Grafik 2" draw:style-name="gr1" draw:text-style-name="P1" svg:width="0.48cm" svg:height="0.5cm" svg:x="0.478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3" table:end-x="0.427cm" table:end-y="0.501cm" draw:z-index="511" draw:name="Grafik 1" draw:style-name="gr1" draw:text-style-name="P1" svg:width="0.5cm" svg:height="0.5cm" svg:x="0.475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3" table:end-x="0.403cm" table:end-y="0.501cm" draw:z-index="540" draw:name="Grafik 2" draw:style-name="gr1" draw:text-style-name="P1" svg:width="0.48cm" svg:height="0.5cm" svg:x="0.472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3" table:end-x="0.421cm" table:end-y="0.501cm" draw:z-index="113" draw:name="Grafik 1" draw:style-name="gr1" draw:text-style-name="P1" svg:width="0.5cm" svg:height="0.5cm" svg:x="0.469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 table:number-columns-repeated="15"/>
        </table:table-row>
        <table:table-row table:style-name="ro1">
          <table:table-cell table:style-name="ce1" office:value-type="float" office:value="3">
            <text:p>3</text:p>
            <draw:frame table:end-cell-address="Tabelle1.B4" table:end-x="0.497cm" table:end-y="0.501cm" draw:z-index="139" draw:name="Grafik 16" draw:style-name="gr1" draw:text-style-name="P1" svg:width="0.5cm" svg:height="0.5cm" svg:x="0.545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4" table:end-x="0.495cm" table:end-y="0.501cm" draw:z-index="491" draw:name="Grafik 1" draw:style-name="gr1" draw:text-style-name="P1" svg:width="0.5cm" svg:height="0.5cm" svg:x="0.543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4" table:end-x="0.392cm" table:end-y="0.501cm" draw:z-index="467" draw:name="Grafik 11" draw:style-name="gr1" draw:text-style-name="P1" svg:width="0.4cm" svg:height="0.5cm" svg:x="0.54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4" table:end-x="0.488cm" table:end-y="0.501cm" draw:z-index="493" draw:name="Grafik 1" draw:style-name="gr1" draw:text-style-name="P1" svg:width="0.5cm" svg:height="0.5cm" svg:x="0.537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4" table:end-x="0.486cm" table:end-y="0.501cm" draw:z-index="318" draw:name="Grafik 5" draw:style-name="gr1" draw:text-style-name="P1" svg:width="0.5cm" svg:height="0.5cm" svg:x="0.534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4" table:end-x="0.383cm" table:end-y="0.501cm" draw:z-index="394" draw:name="Grafik 9" draw:style-name="gr1" draw:text-style-name="P1" svg:width="0.4cm" svg:height="0.5cm" svg:x="0.53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4" table:end-x="0.38cm" table:end-y="0.501cm" draw:z-index="395" draw:name="Grafik 9" draw:style-name="gr1" draw:text-style-name="P1" svg:width="0.4cm" svg:height="0.5cm" svg:x="0.528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4" table:end-x="0.377cm" table:end-y="0.501cm" draw:z-index="396" draw:name="Grafik 9" draw:style-name="gr1" draw:text-style-name="P1" svg:width="0.4cm" svg:height="0.5cm" svg:x="0.526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4" table:end-x="0.474cm" table:end-y="0.501cm" draw:z-index="322" draw:name="Grafik 5" draw:style-name="gr1" draw:text-style-name="P1" svg:width="0.5cm" svg:height="0.5cm" svg:x="0.522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4" table:end-x="0.471cm" table:end-y="0.501cm" draw:z-index="449" draw:name="Grafik 3" draw:style-name="gr1" draw:text-style-name="P1" svg:width="0.5cm" svg:height="0.5cm" svg:x="0.519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4" table:end-x="0.467cm" table:end-y="0.501cm" draw:z-index="324" draw:name="Grafik 5" draw:style-name="gr1" draw:text-style-name="P1" svg:width="0.5cm" svg:height="0.5cm" svg:x="0.516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4" table:end-x="0.465cm" table:end-y="0.501cm" draw:z-index="451" draw:name="Grafik 3" draw:style-name="gr1" draw:text-style-name="P1" svg:width="0.5cm" svg:height="0.5cm" svg:x="0.513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4" table:end-x="0.362cm" table:end-y="0.501cm" draw:z-index="401" draw:name="Grafik 9" draw:style-name="gr1" draw:text-style-name="P1" svg:width="0.4cm" svg:height="0.5cm" svg:x="0.5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4" table:end-x="0.359cm" table:end-y="0.501cm" draw:z-index="478" draw:name="Grafik 11" draw:style-name="gr1" draw:text-style-name="P1" svg:width="0.4cm" svg:height="0.5cm" svg:x="0.507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4" table:end-x="0.356cm" table:end-y="0.501cm" draw:z-index="479" draw:name="Grafik 11" draw:style-name="gr1" draw:text-style-name="P1" svg:width="0.4cm" svg:height="0.5cm" svg:x="0.505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4" table:end-x="0.353cm" table:end-y="0.501cm" draw:z-index="480" draw:name="Grafik 11" draw:style-name="gr1" draw:text-style-name="P1" svg:width="0.4cm" svg:height="0.5cm" svg:x="0.50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4" table:end-x="0.35cm" table:end-y="0.501cm" draw:z-index="481" draw:name="Grafik 11" draw:style-name="gr1" draw:text-style-name="P1" svg:width="0.4cm" svg:height="0.5cm" svg:x="0.498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4" table:end-x="0.348cm" table:end-y="0.501cm" draw:z-index="482" draw:name="Grafik 11" draw:style-name="gr1" draw:text-style-name="P1" svg:width="0.4cm" svg:height="0.5cm" svg:x="0.496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4" table:end-x="0.344cm" table:end-y="0.501cm" draw:z-index="407" draw:name="Grafik 9" draw:style-name="gr1" draw:text-style-name="P1" svg:width="0.4cm" svg:height="0.5cm" svg:x="0.493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4" table:end-x="0.341cm" table:end-y="0.501cm" draw:z-index="408" draw:name="Grafik 9" draw:style-name="gr1" draw:text-style-name="P1" svg:width="0.4cm" svg:height="0.5cm" svg:x="0.489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4" table:end-x="0.339cm" table:end-y="0.501cm" draw:z-index="485" draw:name="Grafik 11" draw:style-name="gr1" draw:text-style-name="P1" svg:width="0.4cm" svg:height="0.5cm" svg:x="0.487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4" table:end-x="0.435cm" table:end-y="0.501cm" draw:z-index="436" draw:name="Grafik 13" draw:style-name="gr1" draw:text-style-name="P1" svg:width="0.5cm" svg:height="0.5cm" svg:x="0.48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4" table:end-x="0.432cm" table:end-y="0.501cm" draw:z-index="437" draw:name="Grafik 13" draw:style-name="gr1" draw:text-style-name="P1" svg:width="0.5cm" svg:height="0.5cm" svg:x="0.48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4" table:end-x="0.43cm" table:end-y="0.501cm" draw:z-index="438" draw:name="Grafik 13" draw:style-name="gr1" draw:text-style-name="P1" svg:width="0.5cm" svg:height="0.5cm" svg:x="0.478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4" table:end-x="0.327cm" table:end-y="0.501cm" draw:z-index="413" draw:name="Grafik 9" draw:style-name="gr1" draw:text-style-name="P1" svg:width="0.4cm" svg:height="0.5cm" svg:x="0.47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4" table:end-x="0.323cm" table:end-y="0.501cm" draw:z-index="490" draw:name="Grafik 11" draw:style-name="gr1" draw:text-style-name="P1" svg:width="0.4cm" svg:height="0.5cm" svg:x="0.472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4" table:end-x="0.321cm" table:end-y="0.501cm" draw:z-index="112" draw:name="Grafik 11" draw:style-name="gr1" draw:text-style-name="P1" svg:width="0.4cm" svg:height="0.5cm" svg:x="0.469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 table:number-columns-repeated="1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>
            <draw:frame table:end-cell-address="Tabelle1.B5" table:end-x="0.5cm" table:end-y="0.5cm" draw:z-index="3" draw:name="Grafik 17" draw:style-name="gr1" draw:text-style-name="P1" svg:width="0.5cm" svg:height="0.5cm" svg:x="0cm" svg:y="0cm">
              <draw:image xlink:href="Pictures/1000020100000162000001627DAA4EE9.png" xlink:type="simple" xlink:show="embed" xlink:actuate="onLoad">
                <text:p/>
              </draw:image>
            </draw:frame>
            <draw:frame table:end-cell-address="Tabelle1.C5" table:end-x="0.495cm" table:end-y="0.5cm" draw:z-index="165" draw:name="Grafik 17" draw:style-name="gr1" draw:text-style-name="P1" svg:width="0.5cm" svg:height="0.5cm" svg:x="0.543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5" table:end-x="0.442cm" table:end-y="0.5cm" draw:z-index="216" draw:name="Grafik 7" draw:style-name="gr1" draw:text-style-name="P1" svg:width="0.45cm" svg:height="0.5cm" svg:x="0.5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5" table:end-x="0.388cm" table:end-y="0.5cm" draw:z-index="292" draw:name="Grafik 12" draw:style-name="gr1" draw:text-style-name="P1" svg:width="0.4cm" svg:height="0.5cm" svg:x="0.537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5" table:end-x="0.486cm" table:end-y="0.5cm" draw:z-index="444" draw:name="Grafik 3" draw:style-name="gr1" draw:text-style-name="P1" svg:width="0.5cm" svg:height="0.5cm" svg:x="0.53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5" table:end-x="0.383cm" table:end-y="0.5cm" draw:z-index="294" draw:name="Grafik 12" draw:style-name="gr1" draw:text-style-name="P1" svg:width="0.4cm" svg:height="0.5cm" svg:x="0.531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5" table:end-x="0.46cm" table:end-y="0.5cm" draw:z-index="521" draw:name="Grafik 2" draw:style-name="gr1" draw:text-style-name="P1" svg:width="0.48cm" svg:height="0.5cm" svg:x="0.528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5" table:end-x="0.477cm" table:end-y="0.5cm" draw:z-index="321" draw:name="Grafik 5" draw:style-name="gr1" draw:text-style-name="P1" svg:width="0.5cm" svg:height="0.5cm" svg:x="0.526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5" table:end-x="0.474cm" table:end-y="0.5cm" draw:z-index="448" draw:name="Grafik 3" draw:style-name="gr1" draw:text-style-name="P1" svg:width="0.5cm" svg:height="0.5cm" svg:x="0.522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5" table:end-x="0.371cm" table:end-y="0.5cm" draw:z-index="398" draw:name="Grafik 9" draw:style-name="gr1" draw:text-style-name="P1" svg:width="0.4cm" svg:height="0.5cm" svg:x="0.519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5" table:end-x="0.367cm" table:end-y="0.5cm" draw:z-index="399" draw:name="Grafik 9" draw:style-name="gr1" draw:text-style-name="P1" svg:width="0.4cm" svg:height="0.5cm" svg:x="0.516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5" table:end-x="0.365cm" table:end-y="0.5cm" draw:z-index="400" draw:name="Grafik 9" draw:style-name="gr1" draw:text-style-name="P1" svg:width="0.4cm" svg:height="0.5cm" svg:x="0.513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5" table:end-x="0.362cm" table:end-y="0.5cm" draw:z-index="477" draw:name="Grafik 11" draw:style-name="gr1" draw:text-style-name="P1" svg:width="0.4cm" svg:height="0.5cm" svg:x="0.51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5" table:end-x="0.359cm" table:end-y="0.5cm" draw:z-index="402" draw:name="Grafik 9" draw:style-name="gr1" draw:text-style-name="P1" svg:width="0.4cm" svg:height="0.5cm" svg:x="0.507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5" table:end-x="0.456cm" table:end-y="0.5cm" draw:z-index="454" draw:name="Grafik 3" draw:style-name="gr1" draw:text-style-name="P1" svg:width="0.5cm" svg:height="0.5cm" svg:x="0.505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5" table:end-x="0.453cm" table:end-y="0.5cm" draw:z-index="455" draw:name="Grafik 3" draw:style-name="gr1" draw:text-style-name="P1" svg:width="0.5cm" svg:height="0.5cm" svg:x="0.50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5" table:end-x="0.45cm" table:end-y="0.5cm" draw:z-index="431" draw:name="Grafik 13" draw:style-name="gr1" draw:text-style-name="P1" svg:width="0.5cm" svg:height="0.5cm" svg:x="0.498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5" table:end-x="0.348cm" table:end-y="0.5cm" draw:z-index="406" draw:name="Grafik 9" draw:style-name="gr1" draw:text-style-name="P1" svg:width="0.4cm" svg:height="0.5cm" svg:x="0.496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5" table:end-x="0.344cm" table:end-y="0.5cm" draw:z-index="483" draw:name="Grafik 11" draw:style-name="gr1" draw:text-style-name="P1" svg:width="0.4cm" svg:height="0.5cm" svg:x="0.493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5" table:end-x="0.341cm" table:end-y="0.5cm" draw:z-index="484" draw:name="Grafik 11" draw:style-name="gr1" draw:text-style-name="P1" svg:width="0.4cm" svg:height="0.5cm" svg:x="0.489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5" table:end-x="0.439cm" table:end-y="0.5cm" draw:z-index="435" draw:name="Grafik 13" draw:style-name="gr1" draw:text-style-name="P1" svg:width="0.5cm" svg:height="0.5cm" svg:x="0.487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5" table:end-x="0.335cm" table:end-y="0.5cm" draw:z-index="486" draw:name="Grafik 11" draw:style-name="gr1" draw:text-style-name="P1" svg:width="0.4cm" svg:height="0.5cm" svg:x="0.484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5" table:end-x="0.332cm" table:end-y="0.5cm" draw:z-index="411" draw:name="Grafik 9" draw:style-name="gr1" draw:text-style-name="P1" svg:width="0.4cm" svg:height="0.5cm" svg:x="0.48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5" table:end-x="0.33cm" table:end-y="0.5cm" draw:z-index="412" draw:name="Grafik 9" draw:style-name="gr1" draw:text-style-name="P1" svg:width="0.4cm" svg:height="0.5cm" svg:x="0.478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5" table:end-x="0.327cm" table:end-y="0.5cm" draw:z-index="489" draw:name="Grafik 11" draw:style-name="gr1" draw:text-style-name="P1" svg:width="0.4cm" svg:height="0.5cm" svg:x="0.475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5" table:end-x="0.423cm" table:end-y="0.5cm" draw:z-index="440" draw:name="Grafik 13" draw:style-name="gr1" draw:text-style-name="P1" svg:width="0.5cm" svg:height="0.5cm" svg:x="0.472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5" table:end-x="0.421cm" table:end-y="0.5cm" draw:z-index="111" draw:name="Grafik 3" draw:style-name="gr1" draw:text-style-name="P1" svg:width="0.5cm" svg:height="0.5cm" svg:x="0.469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 table:number-columns-repeated="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>
            <draw:frame table:end-cell-address="Tabelle1.B6" table:end-x="0.5cm" table:end-y="0.35cm" draw:z-index="4" draw:name="Grafik 15" draw:style-name="gr1" draw:text-style-name="P1" svg:width="0.5cm" svg:height="0.35cm" svg:x="0cm" svg:y="0cm">
              <draw:image xlink:href="Pictures/10000201000004B0000002E2EC3D29DE.png" xlink:type="simple" xlink:show="embed" xlink:actuate="onLoad">
                <text:p/>
              </draw:image>
            </draw:frame>
            <draw:frame table:end-cell-address="Tabelle1.C6" table:end-x="0.395cm" table:end-y="0.5cm" draw:z-index="290" draw:name="Grafik 12" draw:style-name="gr1" draw:text-style-name="P1" svg:width="0.4cm" svg:height="0.5cm" svg:x="0.543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6" table:end-x="0.492cm" table:end-y="0.5cm" draw:z-index="492" draw:name="Grafik 1" draw:style-name="gr1" draw:text-style-name="P1" svg:width="0.5cm" svg:height="0.5cm" svg:x="0.54cm" svg:y="0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6" table:end-x="0.468cm" table:end-y="0.5cm" draw:z-index="518" draw:name="Grafik 2" draw:style-name="gr1" draw:text-style-name="P1" svg:width="0.48cm" svg:height="0.5cm" svg:x="0.537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6" table:end-x="0.386cm" table:end-y="0.5cm" draw:z-index="469" draw:name="Grafik 11" draw:style-name="gr1" draw:text-style-name="P1" svg:width="0.4cm" svg:height="0.5cm" svg:x="0.534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6" table:end-x="0.483cm" table:end-y="0.5cm" draw:z-index="319" draw:name="Grafik 5" draw:style-name="gr1" draw:text-style-name="P1" svg:width="0.5cm" svg:height="0.5cm" svg:x="0.531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6" table:end-x="0.48cm" table:end-y="0.5cm" draw:z-index="446" draw:name="Grafik 3" draw:style-name="gr1" draw:text-style-name="P1" svg:width="0.5cm" svg:height="0.5cm" svg:x="0.528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6" table:end-x="0.477cm" table:end-y="0.5cm" draw:z-index="447" draw:name="Grafik 3" draw:style-name="gr1" draw:text-style-name="P1" svg:width="0.5cm" svg:height="0.5cm" svg:x="0.526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6" table:end-x="0.374cm" table:end-y="0.5cm" draw:z-index="397" draw:name="Grafik 9" draw:style-name="gr1" draw:text-style-name="P1" svg:width="0.4cm" svg:height="0.5cm" svg:x="0.522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6" table:end-x="0.371cm" table:end-y="0.5cm" draw:z-index="474" draw:name="Grafik 11" draw:style-name="gr1" draw:text-style-name="P1" svg:width="0.4cm" svg:height="0.5cm" svg:x="0.519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6" table:end-x="0.367cm" table:end-y="0.5cm" draw:z-index="475" draw:name="Grafik 11" draw:style-name="gr1" draw:text-style-name="P1" svg:width="0.4cm" svg:height="0.5cm" svg:x="0.516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6" table:end-x="0.365cm" table:end-y="0.5cm" draw:z-index="476" draw:name="Grafik 11" draw:style-name="gr1" draw:text-style-name="P1" svg:width="0.4cm" svg:height="0.5cm" svg:x="0.513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6" table:end-x="0.462cm" table:end-y="0.5cm" draw:z-index="452" draw:name="Grafik 3" draw:style-name="gr1" draw:text-style-name="P1" svg:width="0.5cm" svg:height="0.5cm" svg:x="0.5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6" table:end-x="0.359cm" table:end-y="0.5cm" draw:z-index="302" draw:name="Grafik 12" draw:style-name="gr1" draw:text-style-name="P1" svg:width="0.4cm" svg:height="0.5cm" svg:x="0.507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6" table:end-x="0.356cm" table:end-y="0.5cm" draw:z-index="303" draw:name="Grafik 12" draw:style-name="gr1" draw:text-style-name="P1" svg:width="0.4cm" svg:height="0.5cm" svg:x="0.505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6" table:end-x="0.453cm" table:end-y="0.5cm" draw:z-index="430" draw:name="Grafik 13" draw:style-name="gr1" draw:text-style-name="P1" svg:width="0.5cm" svg:height="0.5cm" svg:x="0.501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6" table:end-x="0.35cm" table:end-y="0.5cm" draw:z-index="405" draw:name="Grafik 9" draw:style-name="gr1" draw:text-style-name="P1" svg:width="0.4cm" svg:height="0.5cm" svg:x="0.498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6" table:end-x="0.448cm" table:end-y="0.5cm" draw:z-index="457" draw:name="Grafik 3" draw:style-name="gr1" draw:text-style-name="P1" svg:width="0.5cm" svg:height="0.5cm" svg:x="0.496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6" table:end-x="0.444cm" table:end-y="0.5cm" draw:z-index="458" draw:name="Grafik 3" draw:style-name="gr1" draw:text-style-name="P1" svg:width="0.5cm" svg:height="0.5cm" svg:x="0.493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6" table:end-x="0.441cm" table:end-y="0.5cm" draw:z-index="434" draw:name="Grafik 13" draw:style-name="gr1" draw:text-style-name="P1" svg:width="0.5cm" svg:height="0.5cm" svg:x="0.489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6" table:end-x="0.339cm" table:end-y="0.5cm" draw:z-index="409" draw:name="Grafik 9" draw:style-name="gr1" draw:text-style-name="P1" svg:width="0.4cm" svg:height="0.5cm" svg:x="0.487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6" table:end-x="0.385cm" table:end-y="0.5cm" draw:z-index="385" draw:name="Grafik 6" draw:style-name="gr1" draw:text-style-name="P1" svg:width="0.45cm" svg:height="0.5cm" svg:x="0.484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6" table:end-x="0.332cm" table:end-y="0.5cm" draw:z-index="487" draw:name="Grafik 11" draw:style-name="gr1" draw:text-style-name="P1" svg:width="0.4cm" svg:height="0.5cm" svg:x="0.48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6" table:end-x="0.33cm" table:end-y="0.5cm" draw:z-index="488" draw:name="Grafik 11" draw:style-name="gr1" draw:text-style-name="P1" svg:width="0.4cm" svg:height="0.5cm" svg:x="0.478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6" table:end-x="0.427cm" table:end-y="0.5cm" draw:z-index="439" draw:name="Grafik 13" draw:style-name="gr1" draw:text-style-name="P1" svg:width="0.5cm" svg:height="0.5cm" svg:x="0.475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6" table:end-x="0.323cm" table:end-y="0.5cm" draw:z-index="414" draw:name="Grafik 9" draw:style-name="gr1" draw:text-style-name="P1" svg:width="0.4cm" svg:height="0.5cm" svg:x="0.472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6" table:end-x="0.421cm" table:end-y="0.5cm" draw:z-index="110" draw:name="Grafik 13" draw:style-name="gr1" draw:text-style-name="P1" svg:width="0.5cm" svg:height="0.5cm" svg:x="0.469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 table:number-columns-repeated="1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>
            <draw:frame table:end-cell-address="Tabelle1.B7" table:end-x="0.4cm" table:end-y="0.501cm" draw:z-index="5" draw:name="Grafik 12" draw:style-name="gr1" draw:text-style-name="P1" svg:width="0.4cm" svg:height="0.5cm" svg:x="0cm" svg:y="0.001cm">
              <draw:image xlink:href="Pictures/10000201000004B00000055908301C1D.png" xlink:type="simple" xlink:show="embed" xlink:actuate="onLoad">
                <text:p/>
              </draw:image>
            </draw:frame>
            <draw:frame table:end-cell-address="Tabelle1.C7" table:end-x="0.495cm" table:end-y="0.501cm" draw:z-index="441" draw:name="Grafik 3" draw:style-name="gr1" draw:text-style-name="P1" svg:width="0.5cm" svg:height="0.5cm" svg:x="0.543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7" table:end-x="0.492cm" table:end-y="0.501cm" draw:z-index="266" draw:name="Grafik 8" draw:style-name="gr1" draw:text-style-name="P1" svg:width="0.5cm" svg:height="0.5cm" svg:x="0.54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7" table:end-x="0.488cm" table:end-y="0.501cm" draw:z-index="317" draw:name="Grafik 5" draw:style-name="gr1" draw:text-style-name="P1" svg:width="0.5cm" svg:height="0.5cm" svg:x="0.537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7" table:end-x="0.386cm" table:end-y="0.501cm" draw:z-index="393" draw:name="Grafik 9" draw:style-name="gr1" draw:text-style-name="P1" svg:width="0.4cm" svg:height="0.5cm" svg:x="0.53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7" table:end-x="0.463cm" table:end-y="0.501cm" draw:z-index="520" draw:name="Grafik 2" draw:style-name="gr1" draw:text-style-name="P1" svg:width="0.48cm" svg:height="0.5cm" svg:x="0.53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7" table:end-x="0.38cm" table:end-y="0.501cm" draw:z-index="471" draw:name="Grafik 11" draw:style-name="gr1" draw:text-style-name="P1" svg:width="0.4cm" svg:height="0.5cm" svg:x="0.528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7" table:end-x="0.377cm" table:end-y="0.501cm" draw:z-index="472" draw:name="Grafik 11" draw:style-name="gr1" draw:text-style-name="P1" svg:width="0.4cm" svg:height="0.5cm" svg:x="0.526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7" table:end-x="0.374cm" table:end-y="0.501cm" draw:z-index="473" draw:name="Grafik 11" draw:style-name="gr1" draw:text-style-name="P1" svg:width="0.4cm" svg:height="0.5cm" svg:x="0.522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7" table:end-x="0.471cm" table:end-y="0.501cm" draw:z-index="499" draw:name="Grafik 1" draw:style-name="gr1" draw:text-style-name="P1" svg:width="0.5cm" svg:height="0.5cm" svg:x="0.519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7" table:end-x="0.467cm" table:end-y="0.501cm" draw:z-index="450" draw:name="Grafik 3" draw:style-name="gr1" draw:text-style-name="P1" svg:width="0.5cm" svg:height="0.5cm" svg:x="0.516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7" table:end-x="0.465cm" table:end-y="0.501cm" draw:z-index="325" draw:name="Grafik 5" draw:style-name="gr1" draw:text-style-name="P1" svg:width="0.5cm" svg:height="0.5cm" svg:x="0.513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7" table:end-x="0.362cm" table:end-y="0.501cm" draw:z-index="301" draw:name="Grafik 12" draw:style-name="gr1" draw:text-style-name="P1" svg:width="0.4cm" svg:height="0.5cm" svg:x="0.5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7" table:end-x="0.459cm" table:end-y="0.501cm" draw:z-index="453" draw:name="Grafik 3" draw:style-name="gr1" draw:text-style-name="P1" svg:width="0.5cm" svg:height="0.5cm" svg:x="0.507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7" table:end-x="0.356cm" table:end-y="0.501cm" draw:z-index="403" draw:name="Grafik 9" draw:style-name="gr1" draw:text-style-name="P1" svg:width="0.4cm" svg:height="0.5cm" svg:x="0.505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7" table:end-x="0.353cm" table:end-y="0.501cm" draw:z-index="304" draw:name="Grafik 12" draw:style-name="gr1" draw:text-style-name="P1" svg:width="0.4cm" svg:height="0.5cm" svg:x="0.50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7" table:end-x="0.45cm" table:end-y="0.501cm" draw:z-index="456" draw:name="Grafik 3" draw:style-name="gr1" draw:text-style-name="P1" svg:width="0.5cm" svg:height="0.5cm" svg:x="0.498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7" table:end-x="0.448cm" table:end-y="0.501cm" draw:z-index="432" draw:name="Grafik 13" draw:style-name="gr1" draw:text-style-name="P1" svg:width="0.5cm" svg:height="0.5cm" svg:x="0.496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7" table:end-x="0.394cm" table:end-y="0.501cm" draw:z-index="382" draw:name="Grafik 6" draw:style-name="gr1" draw:text-style-name="P1" svg:width="0.45cm" svg:height="0.5cm" svg:x="0.493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7" table:end-x="0.441cm" table:end-y="0.501cm" draw:z-index="459" draw:name="Grafik 3" draw:style-name="gr1" draw:text-style-name="P1" svg:width="0.5cm" svg:height="0.5cm" svg:x="0.489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7" table:end-x="0.439cm" table:end-y="0.501cm" draw:z-index="460" draw:name="Grafik 3" draw:style-name="gr1" draw:text-style-name="P1" svg:width="0.5cm" svg:height="0.5cm" svg:x="0.487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7" table:end-x="0.335cm" table:end-y="0.501cm" draw:z-index="410" draw:name="Grafik 9" draw:style-name="gr1" draw:text-style-name="P1" svg:width="0.4cm" svg:height="0.5cm" svg:x="0.484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7" table:end-x="0.432cm" table:end-y="0.501cm" draw:z-index="462" draw:name="Grafik 3" draw:style-name="gr1" draw:text-style-name="P1" svg:width="0.5cm" svg:height="0.5cm" svg:x="0.48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7" table:end-x="0.38cm" table:end-y="0.501cm" draw:z-index="362" draw:name="Grafik 18" draw:style-name="gr1" draw:text-style-name="P1" svg:width="0.45cm" svg:height="0.5cm" svg:x="0.478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7" table:end-x="0.427cm" table:end-y="0.501cm" draw:z-index="464" draw:name="Grafik 3" draw:style-name="gr1" draw:text-style-name="P1" svg:width="0.5cm" svg:height="0.5cm" svg:x="0.475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7" table:end-x="0.423cm" table:end-y="0.501cm" draw:z-index="465" draw:name="Grafik 3" draw:style-name="gr1" draw:text-style-name="P1" svg:width="0.5cm" svg:height="0.5cm" svg:x="0.472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7" table:end-x="0.321cm" table:end-y="0.501cm" draw:z-index="109" draw:name="Grafik 9" draw:style-name="gr1" draw:text-style-name="P1" svg:width="0.4cm" svg:height="0.5cm" svg:x="0.469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8">
            <text:p>18</text:p>
          </table:table-cell>
          <table:table-cell table:style-name="ce2" office:value-type="string">
            <text:p>G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>
            <draw:frame table:end-cell-address="Tabelle1.B8" table:end-x="0.4cm" table:end-y="0.501cm" draw:z-index="6" draw:name="Grafik 9" draw:style-name="gr1" draw:text-style-name="P1" svg:width="0.4cm" svg:height="0.5cm" svg:x="0cm" svg:y="0.001cm">
              <draw:image xlink:href="Pictures/10000201000004B000000636EFD8BC90.png" xlink:type="simple" xlink:show="embed" xlink:actuate="onLoad">
                <text:p/>
              </draw:image>
            </draw:frame>
            <draw:frame table:end-cell-address="Tabelle1.C8" table:end-x="0.495cm" table:end-y="0.351cm" draw:z-index="190" draw:name="Grafik 15" draw:style-name="gr1" draw:text-style-name="P1" svg:width="0.5cm" svg:height="0.35cm" svg:x="0.543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8" table:end-x="0.492cm" table:end-y="0.351cm" draw:z-index="191" draw:name="Grafik 15" draw:style-name="gr1" draw:text-style-name="P1" svg:width="0.5cm" svg:height="0.35cm" svg:x="0.5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8" table:end-x="0.488cm" table:end-y="0.501cm" draw:z-index="443" draw:name="Grafik 3" draw:style-name="gr1" draw:text-style-name="P1" svg:width="0.5cm" svg:height="0.5cm" svg:x="0.537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8" table:end-x="0.436cm" table:end-y="0.501cm" draw:z-index="343" draw:name="Grafik 18" draw:style-name="gr1" draw:text-style-name="P1" svg:width="0.45cm" svg:height="0.5cm" svg:x="0.534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8" table:end-x="0.383cm" table:end-y="0.501cm" draw:z-index="470" draw:name="Grafik 11" draw:style-name="gr1" draw:text-style-name="P1" svg:width="0.4cm" svg:height="0.5cm" svg:x="0.531cm" svg:y="0.001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8" table:end-x="0.38cm" table:end-y="0.501cm" draw:z-index="295" draw:name="Grafik 12" draw:style-name="gr1" draw:text-style-name="P1" svg:width="0.4cm" svg:height="0.5cm" svg:x="0.528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8" table:end-x="0.377cm" table:end-y="0.501cm" draw:z-index="296" draw:name="Grafik 12" draw:style-name="gr1" draw:text-style-name="P1" svg:width="0.4cm" svg:height="0.5cm" svg:x="0.526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8" table:end-x="0.424cm" table:end-y="0.501cm" draw:z-index="347" draw:name="Grafik 18" draw:style-name="gr1" draw:text-style-name="P1" svg:width="0.45cm" svg:height="0.5cm" svg:x="0.522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8" table:end-x="0.421cm" table:end-y="0.501cm" draw:z-index="348" draw:name="Grafik 18" draw:style-name="gr1" draw:text-style-name="P1" svg:width="0.45cm" svg:height="0.5cm" svg:x="0.519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8" table:end-x="0.417cm" table:end-y="0.501cm" draw:z-index="349" draw:name="Grafik 18" draw:style-name="gr1" draw:text-style-name="P1" svg:width="0.45cm" svg:height="0.5cm" svg:x="0.516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8" table:end-x="0.465cm" table:end-y="0.501cm" draw:z-index="426" draw:name="Grafik 13" draw:style-name="gr1" draw:text-style-name="P1" svg:width="0.5cm" svg:height="0.5cm" svg:x="0.513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8" table:end-x="0.462cm" table:end-y="0.501cm" draw:z-index="427" draw:name="Grafik 13" draw:style-name="gr1" draw:text-style-name="P1" svg:width="0.5cm" svg:height="0.5cm" svg:x="0.51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8" table:end-x="0.459cm" table:end-y="0.501cm" draw:z-index="428" draw:name="Grafik 13" draw:style-name="gr1" draw:text-style-name="P1" svg:width="0.5cm" svg:height="0.5cm" svg:x="0.507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8" table:end-x="0.456cm" table:end-y="0.501cm" draw:z-index="429" draw:name="Grafik 13" draw:style-name="gr1" draw:text-style-name="P1" svg:width="0.5cm" svg:height="0.5cm" svg:x="0.505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8" table:end-x="0.353cm" table:end-y="0.501cm" draw:z-index="404" draw:name="Grafik 9" draw:style-name="gr1" draw:text-style-name="P1" svg:width="0.4cm" svg:height="0.5cm" svg:x="0.501cm" svg:y="0.001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8" table:end-x="0.35cm" table:end-y="0.501cm" draw:z-index="305" draw:name="Grafik 12" draw:style-name="gr1" draw:text-style-name="P1" svg:width="0.4cm" svg:height="0.5cm" svg:x="0.498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8" table:end-x="0.348cm" table:end-y="0.501cm" draw:z-index="306" draw:name="Grafik 12" draw:style-name="gr1" draw:text-style-name="P1" svg:width="0.4cm" svg:height="0.5cm" svg:x="0.496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8" table:end-x="0.444cm" table:end-y="0.501cm" draw:z-index="433" draw:name="Grafik 13" draw:style-name="gr1" draw:text-style-name="P1" svg:width="0.5cm" svg:height="0.5cm" svg:x="0.493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8" table:end-x="0.391cm" table:end-y="0.501cm" draw:z-index="383" draw:name="Grafik 6" draw:style-name="gr1" draw:text-style-name="P1" svg:width="0.45cm" svg:height="0.5cm" svg:x="0.489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8" table:end-x="0.389cm" table:end-y="0.501cm" draw:z-index="384" draw:name="Grafik 6" draw:style-name="gr1" draw:text-style-name="P1" svg:width="0.45cm" svg:height="0.5cm" svg:x="0.487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8" table:end-x="0.385cm" table:end-y="0.501cm" draw:z-index="360" draw:name="Grafik 18" draw:style-name="gr1" draw:text-style-name="P1" svg:width="0.45cm" svg:height="0.5cm" svg:x="0.484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8" table:end-x="0.382cm" table:end-y="0.501cm" draw:z-index="386" draw:name="Grafik 6" draw:style-name="gr1" draw:text-style-name="P1" svg:width="0.45cm" svg:height="0.5cm" svg:x="0.48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8" table:end-x="0.38cm" table:end-y="0.501cm" draw:z-index="387" draw:name="Grafik 6" draw:style-name="gr1" draw:text-style-name="P1" svg:width="0.45cm" svg:height="0.5cm" svg:x="0.478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8" table:end-x="0.377cm" table:end-y="0.501cm" draw:z-index="363" draw:name="Grafik 18" draw:style-name="gr1" draw:text-style-name="P1" svg:width="0.45cm" svg:height="0.5cm" svg:x="0.47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8" table:end-x="0.373cm" table:end-y="0.501cm" draw:z-index="389" draw:name="Grafik 6" draw:style-name="gr1" draw:text-style-name="P1" svg:width="0.45cm" svg:height="0.5cm" svg:x="0.472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8" table:end-x="0.371cm" table:end-y="0.501cm" draw:z-index="108" draw:name="Grafik 6" draw:style-name="gr1" draw:text-style-name="P1" svg:width="0.45cm" svg:height="0.5cm" svg:x="0.469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8" table:end-x="0.483cm" table:end-y="0.501cm" draw:z-index="547" draw:name="Grafik 1" draw:style-name="gr1" draw:text-style-name="P1" svg:width="0.5cm" svg:height="0.5cm" svg:x="2.241cm" svg:y="0.001cm">
              <draw:image xlink:href="Pictures/1000020100000BB800000BB8E10870E7.png" xlink:type="simple" xlink:show="embed" xlink:actuate="onLoad">
                <text:p/>
              </draw:image>
            </draw:frame>
          </table:table-cell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table:formula="of:=SUM([.AR8:.AW8])" office:value-type="float" office:value="27">
            <text:p>27</text:p>
          </table:table-cell>
          <table:table-cell/>
          <table:table-cell>
            <draw:frame table:end-cell-address="Tabelle1.AZ8" table:end-x="0.512cm" table:end-y="0.501cm" draw:z-index="545" draw:name="Grafik 20" draw:style-name="gr1" draw:text-style-name="P1" svg:width="0.5cm" svg:height="0.5cm" svg:x="0.012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3" table:formula="of:=SUM([.BA8:.BC8])" office:value-type="float" office:value="26">
            <text:p>26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>
            <draw:frame table:end-cell-address="Tabelle1.B9" table:end-x="0.5cm" table:end-y="0.5cm" draw:z-index="7" draw:name="Grafik 8" draw:style-name="gr1" draw:text-style-name="P1" svg:width="0.5cm" svg:height="0.5cm" svg:x="0cm" svg:y="0cm">
              <draw:image xlink:href="Pictures/100002010000007800000078235606EE.png" xlink:type="simple" xlink:show="embed" xlink:actuate="onLoad">
                <text:p/>
              </draw:image>
            </draw:frame>
            <draw:frame table:end-cell-address="Tabelle1.C9" table:end-x="0.495cm" table:end-y="0.5cm" draw:z-index="265" draw:name="Grafik 8" draw:style-name="gr1" draw:text-style-name="P1" svg:width="0.5cm" svg:height="0.5cm" svg:x="0.543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9" table:end-x="0.472cm" table:end-y="0.5cm" draw:z-index="517" draw:name="Grafik 2" draw:style-name="gr1" draw:text-style-name="P1" svg:width="0.48cm" svg:height="0.5cm" svg:x="0.54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9" table:end-x="0.438cm" table:end-y="0.5cm" draw:z-index="217" draw:name="Grafik 7" draw:style-name="gr1" draw:text-style-name="P1" svg:width="0.45cm" svg:height="0.5cm" svg:x="0.537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9" table:end-x="0.466cm" table:end-y="0.5cm" draw:z-index="519" draw:name="Grafik 2" draw:style-name="gr1" draw:text-style-name="P1" svg:width="0.48cm" svg:height="0.5cm" svg:x="0.534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9" table:end-x="0.433cm" table:end-y="0.5cm" draw:z-index="344" draw:name="Grafik 18" draw:style-name="gr1" draw:text-style-name="P1" svg:width="0.45cm" svg:height="0.5cm" svg:x="0.53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9" table:end-x="0.43cm" table:end-y="0.5cm" draw:z-index="345" draw:name="Grafik 18" draw:style-name="gr1" draw:text-style-name="P1" svg:width="0.45cm" svg:height="0.5cm" svg:x="0.528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9" table:end-x="0.427cm" table:end-y="0.5cm" draw:z-index="371" draw:name="Grafik 6" draw:style-name="gr1" draw:text-style-name="P1" svg:width="0.45cm" svg:height="0.5cm" svg:x="0.526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9" table:end-x="0.374cm" table:end-y="0.5cm" draw:z-index="297" draw:name="Grafik 12" draw:style-name="gr1" draw:text-style-name="P1" svg:width="0.4cm" svg:height="0.5cm" svg:x="0.522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9" table:end-x="0.471cm" table:end-y="0.5cm" draw:z-index="273" draw:name="Grafik 8" draw:style-name="gr1" draw:text-style-name="P1" svg:width="0.5cm" svg:height="0.5cm" svg:x="0.519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9" table:end-x="0.367cm" table:end-y="0.5cm" draw:z-index="299" draw:name="Grafik 12" draw:style-name="gr1" draw:text-style-name="P1" svg:width="0.4cm" svg:height="0.5cm" svg:x="0.516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9" table:end-x="0.415cm" table:end-y="0.5cm" draw:z-index="350" draw:name="Grafik 18" draw:style-name="gr1" draw:text-style-name="P1" svg:width="0.45cm" svg:height="0.5cm" svg:x="0.513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9" table:end-x="0.462cm" table:end-y="0.5cm" draw:z-index="326" draw:name="Grafik 5" draw:style-name="gr1" draw:text-style-name="P1" svg:width="0.5cm" svg:height="0.5cm" svg:x="0.51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9" table:end-x="0.459cm" table:end-y="0.5cm" draw:z-index="327" draw:name="Grafik 5" draw:style-name="gr1" draw:text-style-name="P1" svg:width="0.5cm" svg:height="0.5cm" svg:x="0.507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9" table:end-x="0.406cm" table:end-y="0.5cm" draw:z-index="378" draw:name="Grafik 6" draw:style-name="gr1" draw:text-style-name="P1" svg:width="0.45cm" svg:height="0.5cm" svg:x="0.505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9" table:end-x="0.403cm" table:end-y="0.5cm" draw:z-index="379" draw:name="Grafik 6" draw:style-name="gr1" draw:text-style-name="P1" svg:width="0.45cm" svg:height="0.5cm" svg:x="0.50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9" table:end-x="0.4cm" table:end-y="0.5cm" draw:z-index="380" draw:name="Grafik 6" draw:style-name="gr1" draw:text-style-name="P1" svg:width="0.45cm" svg:height="0.5cm" svg:x="0.498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9" table:end-x="0.398cm" table:end-y="0.5cm" draw:z-index="381" draw:name="Grafik 6" draw:style-name="gr1" draw:text-style-name="P1" svg:width="0.45cm" svg:height="0.5cm" svg:x="0.496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9" table:end-x="0.344cm" table:end-y="0.5cm" draw:z-index="307" draw:name="Grafik 12" draw:style-name="gr1" draw:text-style-name="P1" svg:width="0.4cm" svg:height="0.5cm" svg:x="0.493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9" table:end-x="0.341cm" table:end-y="0.5cm" draw:z-index="308" draw:name="Grafik 12" draw:style-name="gr1" draw:text-style-name="P1" svg:width="0.4cm" svg:height="0.5cm" svg:x="0.489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9" table:end-x="0.389cm" table:end-y="0.5cm" draw:z-index="359" draw:name="Grafik 18" draw:style-name="gr1" draw:text-style-name="P1" svg:width="0.45cm" svg:height="0.5cm" svg:x="0.487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9" table:end-x="0.435cm" table:end-y="0.5cm" draw:z-index="461" draw:name="Grafik 3" draw:style-name="gr1" draw:text-style-name="P1" svg:width="0.5cm" svg:height="0.5cm" svg:x="0.484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9" table:end-x="0.382cm" table:end-y="0.5cm" draw:z-index="361" draw:name="Grafik 18" draw:style-name="gr1" draw:text-style-name="P1" svg:width="0.45cm" svg:height="0.5cm" svg:x="0.48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9" table:end-x="0.43cm" table:end-y="0.5cm" draw:z-index="463" draw:name="Grafik 3" draw:style-name="gr1" draw:text-style-name="P1" svg:width="0.5cm" svg:height="0.5cm" svg:x="0.478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9" table:end-x="0.377cm" table:end-y="0.5cm" draw:z-index="388" draw:name="Grafik 6" draw:style-name="gr1" draw:text-style-name="P1" svg:width="0.45cm" svg:height="0.5cm" svg:x="0.475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9" table:end-x="0.373cm" table:end-y="0.5cm" draw:z-index="364" draw:name="Grafik 18" draw:style-name="gr1" draw:text-style-name="P1" svg:width="0.45cm" svg:height="0.5cm" svg:x="0.472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9" table:end-x="0.371cm" table:end-y="0.5cm" draw:z-index="107" draw:name="Grafik 18" draw:style-name="gr1" draw:text-style-name="P1" svg:width="0.45cm" svg:height="0.5cm" svg:x="0.469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9" table:end-x="0.383cm" table:end-y="0.5cm" draw:z-index="549" draw:name="Grafik 9" draw:style-name="gr1" draw:text-style-name="P1" svg:width="0.4cm" svg:height="0.5cm" svg:x="2.241cm" svg:y="0cm">
              <draw:image xlink:href="Pictures/10000201000004B000000636EFD8BC90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3" table:formula="of:=SUM([.AR9:.AW9])" office:value-type="float" office:value="26">
            <text:p>26</text:p>
          </table:table-cell>
          <table:table-cell/>
          <table:table-cell>
            <draw:frame table:end-cell-address="Tabelle1.AZ9" table:end-x="0.412cm" table:end-y="0.5cm" draw:z-index="546" draw:name="Grafik 10" draw:style-name="gr1" draw:text-style-name="P1" svg:width="0.4cm" svg:height="0.5cm" svg:x="0.012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3" table:formula="of:=SUM([.BA9:.BC9])" office:value-type="float" office:value="26">
            <text:p>26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>
            <draw:frame table:end-cell-address="Tabelle1.B10" table:end-x="0.5cm" table:end-y="0.5cm" draw:z-index="8" draw:name="Grafik 5" draw:style-name="gr1" draw:text-style-name="P1" svg:width="0.5cm" svg:height="0.5cm" svg:x="0cm" svg:y="0cm">
              <draw:image xlink:href="Pictures/10000201000000780000007838520278.png" xlink:type="simple" xlink:show="embed" xlink:actuate="onLoad">
                <text:p/>
              </draw:image>
            </draw:frame>
            <draw:frame table:end-cell-address="Tabelle1.C10" table:end-x="0.475cm" table:end-y="0.5cm" draw:z-index="516" draw:name="Grafik 2" draw:style-name="gr1" draw:text-style-name="P1" svg:width="0.48cm" svg:height="0.5cm" svg:x="0.543cm" svg:y="0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0" table:end-x="0.492cm" table:end-y="0.5cm" draw:z-index="316" draw:name="Grafik 5" draw:style-name="gr1" draw:text-style-name="P1" svg:width="0.5cm" svg:height="0.5cm" svg:x="0.54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0" table:end-x="0.488cm" table:end-y="0.5cm" draw:z-index="267" draw:name="Grafik 8" draw:style-name="gr1" draw:text-style-name="P1" svg:width="0.5cm" svg:height="0.5cm" svg:x="0.537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0" table:end-x="0.436cm" table:end-y="0.5cm" draw:z-index="218" draw:name="Grafik 7" draw:style-name="gr1" draw:text-style-name="P1" svg:width="0.45cm" svg:height="0.5cm" svg:x="0.534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0" table:end-x="0.483cm" table:end-y="0.4cm" draw:z-index="244" draw:name="Grafik 19" draw:style-name="gr1" draw:text-style-name="P1" svg:width="0.5cm" svg:height="0.4cm" svg:x="0.531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0" table:end-x="0.43cm" table:end-y="0.5cm" draw:z-index="370" draw:name="Grafik 6" draw:style-name="gr1" draw:text-style-name="P1" svg:width="0.45cm" svg:height="0.5cm" svg:x="0.528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0" table:end-x="0.427cm" table:end-y="0.5cm" draw:z-index="346" draw:name="Grafik 18" draw:style-name="gr1" draw:text-style-name="P1" svg:width="0.45cm" svg:height="0.5cm" svg:x="0.526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0" table:end-x="0.474cm" table:end-y="0.5cm" draw:z-index="423" draw:name="Grafik 13" draw:style-name="gr1" draw:text-style-name="P1" svg:width="0.5cm" svg:height="0.5cm" svg:x="0.522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0" table:end-x="0.471cm" table:end-y="0.5cm" draw:z-index="173" draw:name="Grafik 17" draw:style-name="gr1" draw:text-style-name="P1" svg:width="0.5cm" svg:height="0.5cm" svg:x="0.519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0" table:end-x="0.467cm" table:end-y="0.5cm" draw:z-index="425" draw:name="Grafik 13" draw:style-name="gr1" draw:text-style-name="P1" svg:width="0.5cm" svg:height="0.5cm" svg:x="0.516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0" table:end-x="0.465cm" table:end-y="0.5cm" draw:z-index="275" draw:name="Grafik 8" draw:style-name="gr1" draw:text-style-name="P1" svg:width="0.5cm" svg:height="0.5cm" svg:x="0.513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0" table:end-x="0.412cm" table:end-y="0.5cm" draw:z-index="376" draw:name="Grafik 6" draw:style-name="gr1" draw:text-style-name="P1" svg:width="0.45cm" svg:height="0.5cm" svg:x="0.5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0" table:end-x="0.409cm" table:end-y="0.5cm" draw:z-index="227" draw:name="Grafik 7" draw:style-name="gr1" draw:text-style-name="P1" svg:width="0.45cm" svg:height="0.5cm" svg:x="0.507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0" table:end-x="0.456cm" table:end-y="0.5cm" draw:z-index="278" draw:name="Grafik 8" draw:style-name="gr1" draw:text-style-name="P1" svg:width="0.5cm" svg:height="0.5cm" svg:x="0.505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0" table:end-x="0.453cm" table:end-y="0.5cm" draw:z-index="329" draw:name="Grafik 5" draw:style-name="gr1" draw:text-style-name="P1" svg:width="0.5cm" svg:height="0.5cm" svg:x="0.501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0" table:end-x="0.45cm" table:end-y="0.5cm" draw:z-index="330" draw:name="Grafik 5" draw:style-name="gr1" draw:text-style-name="P1" svg:width="0.5cm" svg:height="0.5cm" svg:x="0.498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0" table:end-x="0.398cm" table:end-y="0.5cm" draw:z-index="231" draw:name="Grafik 7" draw:style-name="gr1" draw:text-style-name="P1" svg:width="0.45cm" svg:height="0.5cm" svg:x="0.496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0" table:end-x="0.394cm" table:end-y="0.5cm" draw:z-index="357" draw:name="Grafik 18" draw:style-name="gr1" draw:text-style-name="P1" svg:width="0.45cm" svg:height="0.5cm" svg:x="0.493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0" table:end-x="0.391cm" table:end-y="0.5cm" draw:z-index="358" draw:name="Grafik 18" draw:style-name="gr1" draw:text-style-name="P1" svg:width="0.45cm" svg:height="0.5cm" svg:x="0.489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0" table:end-x="0.339cm" table:end-y="0.5cm" draw:z-index="309" draw:name="Grafik 12" draw:style-name="gr1" draw:text-style-name="P1" svg:width="0.4cm" svg:height="0.5cm" svg:x="0.487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0" table:end-x="0.335cm" table:end-y="0.5cm" draw:z-index="310" draw:name="Grafik 12" draw:style-name="gr1" draw:text-style-name="P1" svg:width="0.4cm" svg:height="0.5cm" svg:x="0.484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0" table:end-x="0.332cm" table:end-y="0.5cm" draw:z-index="311" draw:name="Grafik 12" draw:style-name="gr1" draw:text-style-name="P1" svg:width="0.4cm" svg:height="0.5cm" svg:x="0.48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0" table:end-x="0.43cm" table:end-y="0.5cm" draw:z-index="337" draw:name="Grafik 5" draw:style-name="gr1" draw:text-style-name="P1" svg:width="0.5cm" svg:height="0.5cm" svg:x="0.478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0" table:end-x="0.427cm" table:end-y="0.5cm" draw:z-index="338" draw:name="Grafik 5" draw:style-name="gr1" draw:text-style-name="P1" svg:width="0.5cm" svg:height="0.5cm" svg:x="0.475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0" table:end-x="0.423cm" table:end-y="0.5cm" draw:z-index="339" draw:name="Grafik 5" draw:style-name="gr1" draw:text-style-name="P1" svg:width="0.5cm" svg:height="0.5cm" svg:x="0.472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0" table:end-x="0.421cm" table:end-y="0.5cm" draw:z-index="106" draw:name="Grafik 5" draw:style-name="gr1" draw:text-style-name="P1" svg:width="0.5cm" svg:height="0.5cm" svg:x="0.469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10" table:end-x="0.383cm" table:end-y="0.5cm" draw:z-index="548" draw:name="Grafik 11" draw:style-name="gr1" draw:text-style-name="P1" svg:width="0.4cm" svg:height="0.5cm" svg:x="2.241cm" svg:y="0cm">
              <draw:image xlink:href="Pictures/10000201000007D00000097BB61D8964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style-name="ce3" table:formula="of:=SUM([.AR10:.AW10])" office:value-type="float" office:value="25">
            <text:p>25</text:p>
          </table:table-cell>
          <table:table-cell/>
          <table:table-cell>
            <draw:frame table:end-cell-address="Tabelle1.AZ10" table:end-x="0.362cm" table:end-y="0.5cm" draw:z-index="544" draw:name="Grafik 14" draw:style-name="gr1" draw:text-style-name="P1" svg:width="0.35cm" svg:height="0.5cm" svg:x="0.012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" table:formula="of:=SUM([.BA10:.BC10])" office:value-type="float" office:value="12">
            <text:p>12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>
            <draw:frame table:end-cell-address="Tabelle1.B11" table:end-x="0.45cm" table:end-y="0.501cm" draw:z-index="9" draw:name="Grafik 18" draw:style-name="gr1" draw:text-style-name="P1" svg:width="0.45cm" svg:height="0.5cm" svg:x="0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1" table:end-x="0.499cm" table:end-y="0.501cm" draw:z-index="48" draw:name="Grafik 16" draw:style-name="gr1" draw:text-style-name="P1" svg:width="0.5cm" svg:height="0.5cm" svg:x="-0.001cm" svg:y="0.001cm">
              <draw:image xlink:href="Pictures/100002010000007800000078BBE1598B.png" xlink:type="simple" xlink:show="embed" xlink:actuate="onLoad">
                <text:p/>
              </draw:image>
            </draw:frame>
            <draw:frame table:end-cell-address="Tabelle1.D11" table:end-x="0.442cm" table:end-y="0.501cm" draw:z-index="366" draw:name="Grafik 6" draw:style-name="gr1" draw:text-style-name="P1" svg:width="0.45cm" svg:height="0.5cm" svg:x="0.54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1" table:end-x="0.438cm" table:end-y="0.501cm" draw:z-index="342" draw:name="Grafik 18" draw:style-name="gr1" draw:text-style-name="P1" svg:width="0.45cm" svg:height="0.5cm" svg:x="0.537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1" table:end-x="0.486cm" table:end-y="0.501cm" draw:z-index="268" draw:name="Grafik 8" draw:style-name="gr1" draw:text-style-name="P1" svg:width="0.5cm" svg:height="0.5cm" svg:x="0.534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1" table:end-x="0.483cm" table:end-y="0.501cm" draw:z-index="420" draw:name="Grafik 13" draw:style-name="gr1" draw:text-style-name="P1" svg:width="0.5cm" svg:height="0.5cm" svg:x="0.531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1" table:end-x="0.48cm" table:end-y="0.501cm" draw:z-index="170" draw:name="Grafik 17" draw:style-name="gr1" draw:text-style-name="P1" svg:width="0.5cm" svg:height="0.5cm" svg:x="0.528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1" table:end-x="0.427cm" table:end-y="0.501cm" draw:z-index="221" draw:name="Grafik 7" draw:style-name="gr1" draw:text-style-name="P1" svg:width="0.45cm" svg:height="0.5cm" svg:x="0.526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1" table:end-x="0.424cm" table:end-y="0.501cm" draw:z-index="372" draw:name="Grafik 6" draw:style-name="gr1" draw:text-style-name="P1" svg:width="0.45cm" svg:height="0.5cm" svg:x="0.522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1" table:end-x="0.371cm" table:end-y="0.501cm" draw:z-index="298" draw:name="Grafik 12" draw:style-name="gr1" draw:text-style-name="P1" svg:width="0.4cm" svg:height="0.5cm" svg:x="0.519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1" table:end-x="0.467cm" table:end-y="0.501cm" draw:z-index="274" draw:name="Grafik 8" draw:style-name="gr1" draw:text-style-name="P1" svg:width="0.5cm" svg:height="0.5cm" svg:x="0.516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1" table:end-x="0.365cm" table:end-y="0.501cm" draw:z-index="300" draw:name="Grafik 12" draw:style-name="gr1" draw:text-style-name="P1" svg:width="0.4cm" svg:height="0.5cm" svg:x="0.513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1" table:end-x="0.462cm" table:end-y="0.501cm" draw:z-index="276" draw:name="Grafik 8" draw:style-name="gr1" draw:text-style-name="P1" svg:width="0.5cm" svg:height="0.5cm" svg:x="0.51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1" table:end-x="0.409cm" table:end-y="0.501cm" draw:z-index="377" draw:name="Grafik 6" draw:style-name="gr1" draw:text-style-name="P1" svg:width="0.45cm" svg:height="0.5cm" svg:x="0.507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1" table:end-x="0.456cm" table:end-y="0.501cm" draw:z-index="328" draw:name="Grafik 5" draw:style-name="gr1" draw:text-style-name="P1" svg:width="0.5cm" svg:height="0.5cm" svg:x="0.505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1" table:end-x="0.453cm" table:end-y="0.501cm" draw:z-index="279" draw:name="Grafik 8" draw:style-name="gr1" draw:text-style-name="P1" svg:width="0.5cm" svg:height="0.5cm" svg:x="0.501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1" table:end-x="0.45cm" table:end-y="0.501cm" draw:z-index="280" draw:name="Grafik 8" draw:style-name="gr1" draw:text-style-name="P1" svg:width="0.5cm" svg:height="0.5cm" svg:x="0.498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1" table:end-x="0.398cm" table:end-y="0.501cm" draw:z-index="356" draw:name="Grafik 18" draw:style-name="gr1" draw:text-style-name="P1" svg:width="0.45cm" svg:height="0.5cm" svg:x="0.496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1" table:end-x="0.444cm" table:end-y="0.501cm" draw:z-index="332" draw:name="Grafik 5" draw:style-name="gr1" draw:text-style-name="P1" svg:width="0.5cm" svg:height="0.5cm" svg:x="0.493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1" table:end-x="0.441cm" table:end-y="0.501cm" draw:z-index="333" draw:name="Grafik 5" draw:style-name="gr1" draw:text-style-name="P1" svg:width="0.5cm" svg:height="0.5cm" svg:x="0.489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1" table:end-x="0.439cm" table:end-y="0.501cm" draw:z-index="284" draw:name="Grafik 8" draw:style-name="gr1" draw:text-style-name="P1" svg:width="0.5cm" svg:height="0.5cm" svg:x="0.487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1" table:end-x="0.435cm" table:end-y="0.501cm" draw:z-index="335" draw:name="Grafik 5" draw:style-name="gr1" draw:text-style-name="P1" svg:width="0.5cm" svg:height="0.5cm" svg:x="0.484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1" table:end-x="0.432cm" table:end-y="0.501cm" draw:z-index="336" draw:name="Grafik 5" draw:style-name="gr1" draw:text-style-name="P1" svg:width="0.5cm" svg:height="0.5cm" svg:x="0.48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1" table:end-x="0.33cm" table:end-y="0.501cm" draw:z-index="312" draw:name="Grafik 12" draw:style-name="gr1" draw:text-style-name="P1" svg:width="0.4cm" svg:height="0.5cm" svg:x="0.478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1" table:end-x="0.377cm" table:end-y="0.501cm" draw:z-index="238" draw:name="Grafik 7" draw:style-name="gr1" draw:text-style-name="P1" svg:width="0.45cm" svg:height="0.5cm" svg:x="0.475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1" table:end-x="0.323cm" table:end-y="0.501cm" draw:z-index="314" draw:name="Grafik 12" draw:style-name="gr1" draw:text-style-name="P1" svg:width="0.4cm" svg:height="0.5cm" svg:x="0.472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1" table:end-x="0.321cm" table:end-y="0.501cm" draw:z-index="105" draw:name="Grafik 12" draw:style-name="gr1" draw:text-style-name="P1" svg:width="0.4cm" svg:height="0.5cm" svg:x="0.469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11" table:end-x="0.463cm" table:end-y="0.501cm" draw:z-index="550" draw:name="Grafik 2" draw:style-name="gr1" draw:text-style-name="P1" svg:width="0.48cm" svg:height="0.5cm" svg:x="2.241cm" svg:y="0.001cm">
              <draw:image xlink:href="Pictures/10000201000001290000012CA3CAC018.png" xlink:type="simple" xlink:show="embed" xlink:actuate="onLoad">
                <text:p/>
              </draw:image>
            </draw:frame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" table:formula="of:=SUM([.AR11:.AW11])" office:value-type="float" office:value="23">
            <text:p>23</text:p>
          </table:table-cell>
          <table:table-cell/>
          <table:table-cell>
            <draw:frame table:end-cell-address="Tabelle1.AZ11" table:end-x="0.512cm" table:end-y="0.501cm" draw:z-index="543" draw:name="Grafik 16" draw:style-name="gr1" draw:text-style-name="P1" svg:width="0.5cm" svg:height="0.5cm" svg:x="0.012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3" table:formula="of:=SUM([.BA11:.BC11])" office:value-type="float" office:value="9">
            <text:p>9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>
            <draw:frame table:end-cell-address="Tabelle1.B12" table:end-x="0.5cm" table:end-y="0.5cm" draw:z-index="10" draw:name="Grafik 3" draw:style-name="gr1" draw:text-style-name="P1" svg:width="0.5cm" svg:height="0.5cm" svg:x="0cm" svg:y="0cm">
              <draw:image xlink:href="Pictures/10000201000004B000000563D7D7229F.png" xlink:type="simple" xlink:show="embed" xlink:actuate="onLoad">
                <text:p/>
              </draw:image>
            </draw:frame>
            <draw:frame table:end-cell-address="Tabelle1.C12" table:end-x="0.445cm" table:end-y="0.5cm" draw:z-index="215" draw:name="Grafik 7" draw:style-name="gr1" draw:text-style-name="P1" svg:width="0.45cm" svg:height="0.5cm" svg:x="0.543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2" table:end-x="0.492cm" table:end-y="0.5cm" draw:z-index="166" draw:name="Grafik 17" draw:style-name="gr1" draw:text-style-name="P1" svg:width="0.5cm" svg:height="0.5cm" svg:x="0.5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2" table:end-x="0.488cm" table:end-y="0.35cm" draw:z-index="192" draw:name="Grafik 15" draw:style-name="gr1" draw:text-style-name="P1" svg:width="0.5cm" svg:height="0.35cm" svg:x="0.537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2" table:end-x="0.486cm" table:end-y="0.5cm" draw:z-index="419" draw:name="Grafik 13" draw:style-name="gr1" draw:text-style-name="P1" svg:width="0.5cm" svg:height="0.5cm" svg:x="0.534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2" table:end-x="0.433cm" table:end-y="0.5cm" draw:z-index="219" draw:name="Grafik 7" draw:style-name="gr1" draw:text-style-name="P1" svg:width="0.45cm" svg:height="0.5cm" svg:x="0.531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2" table:end-x="0.38cm" table:end-y="0.5cm" draw:z-index="145" draw:name="Grafik 4" draw:style-name="gr1" draw:text-style-name="P1" svg:width="0.4cm" svg:height="0.5cm" svg:x="0.528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2" table:end-x="0.477cm" table:end-y="0.5cm" draw:z-index="271" draw:name="Grafik 8" draw:style-name="gr1" draw:text-style-name="P1" svg:width="0.5cm" svg:height="0.5cm" svg:x="0.526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2" table:end-x="0.424cm" table:end-y="0.5cm" draw:z-index="222" draw:name="Grafik 7" draw:style-name="gr1" draw:text-style-name="P1" svg:width="0.45cm" svg:height="0.5cm" svg:x="0.522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2" table:end-x="0.471cm" table:end-y="0.5cm" draw:z-index="424" draw:name="Grafik 13" draw:style-name="gr1" draw:text-style-name="P1" svg:width="0.5cm" svg:height="0.5cm" svg:x="0.519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2" table:end-x="0.417cm" table:end-y="0.5cm" draw:z-index="224" draw:name="Grafik 7" draw:style-name="gr1" draw:text-style-name="P1" svg:width="0.45cm" svg:height="0.5cm" svg:x="0.516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2" table:end-x="0.415cm" table:end-y="0.5cm" draw:z-index="225" draw:name="Grafik 7" draw:style-name="gr1" draw:text-style-name="P1" svg:width="0.45cm" svg:height="0.5cm" svg:x="0.513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2" table:end-x="0.412cm" table:end-y="0.5cm" draw:z-index="351" draw:name="Grafik 18" draw:style-name="gr1" draw:text-style-name="P1" svg:width="0.45cm" svg:height="0.5cm" svg:x="0.51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2" table:end-x="0.459cm" table:end-y="0.5cm" draw:z-index="277" draw:name="Grafik 8" draw:style-name="gr1" draw:text-style-name="P1" svg:width="0.5cm" svg:height="0.5cm" svg:x="0.507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2" table:end-x="0.406cm" table:end-y="0.5cm" draw:z-index="228" draw:name="Grafik 7" draw:style-name="gr1" draw:text-style-name="P1" svg:width="0.45cm" svg:height="0.5cm" svg:x="0.505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2" table:end-x="0.453cm" table:end-y="0.4cm" draw:z-index="254" draw:name="Grafik 19" draw:style-name="gr1" draw:text-style-name="P1" svg:width="0.5cm" svg:height="0.4cm" svg:x="0.501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2" table:end-x="0.4cm" table:end-y="0.5cm" draw:z-index="230" draw:name="Grafik 7" draw:style-name="gr1" draw:text-style-name="P1" svg:width="0.45cm" svg:height="0.5cm" svg:x="0.498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2" table:end-x="0.448cm" table:end-y="0.5cm" draw:z-index="331" draw:name="Grafik 5" draw:style-name="gr1" draw:text-style-name="P1" svg:width="0.5cm" svg:height="0.5cm" svg:x="0.496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2" table:end-x="0.394cm" table:end-y="0.5cm" draw:z-index="232" draw:name="Grafik 7" draw:style-name="gr1" draw:text-style-name="P1" svg:width="0.45cm" svg:height="0.5cm" svg:x="0.493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2" table:end-x="0.441cm" table:end-y="0.4cm" draw:z-index="258" draw:name="Grafik 19" draw:style-name="gr1" draw:text-style-name="P1" svg:width="0.5cm" svg:height="0.4cm" svg:x="0.489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2" table:end-x="0.439cm" table:end-y="0.5cm" draw:z-index="334" draw:name="Grafik 5" draw:style-name="gr1" draw:text-style-name="P1" svg:width="0.5cm" svg:height="0.5cm" svg:x="0.487cm" svg:y="0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2" table:end-x="0.435cm" table:end-y="0.5cm" draw:z-index="285" draw:name="Grafik 8" draw:style-name="gr1" draw:text-style-name="P1" svg:width="0.5cm" svg:height="0.5cm" svg:x="0.484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2" table:end-x="0.382cm" table:end-y="0.5cm" draw:z-index="236" draw:name="Grafik 7" draw:style-name="gr1" draw:text-style-name="P1" svg:width="0.45cm" svg:height="0.5cm" svg:x="0.48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2" table:end-x="0.43cm" table:end-y="0.5cm" draw:z-index="287" draw:name="Grafik 8" draw:style-name="gr1" draw:text-style-name="P1" svg:width="0.5cm" svg:height="0.5cm" svg:x="0.478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2" table:end-x="0.327cm" table:end-y="0.5cm" draw:z-index="313" draw:name="Grafik 12" draw:style-name="gr1" draw:text-style-name="P1" svg:width="0.4cm" svg:height="0.5cm" svg:x="0.475cm" svg:y="0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2" table:end-x="0.373cm" table:end-y="0.5cm" draw:z-index="239" draw:name="Grafik 7" draw:style-name="gr1" draw:text-style-name="P1" svg:width="0.45cm" svg:height="0.5cm" svg:x="0.472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2" table:end-x="0.421cm" table:end-y="0.5cm" draw:z-index="104" draw:name="Grafik 8" draw:style-name="gr1" draw:text-style-name="P1" svg:width="0.5cm" svg:height="0.5cm" svg:x="0.469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12" table:end-x="0.483cm" table:end-y="0.5cm" draw:z-index="551" draw:name="Grafik 3" draw:style-name="gr1" draw:text-style-name="P1" svg:width="0.5cm" svg:height="0.5cm" svg:x="2.24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3" table:formula="of:=SUM([.AR12:.AW12])" office:value-type="float" office:value="22">
            <text:p>22</text:p>
          </table:table-cell>
          <table:table-cell/>
          <table:table-cell>
            <draw:frame table:end-cell-address="Tabelle1.AZ12" table:end-x="0.512cm" table:end-y="0.4cm" draw:z-index="542" draw:name="Grafik 19" draw:style-name="gr1" draw:text-style-name="P1" svg:width="0.5cm" svg:height="0.4cm" svg:x="0.012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formula="of:=SUM([.BA12:.BC12])" office:value-type="float" office:value="3">
            <text:p>3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>
            <draw:frame table:end-cell-address="Tabelle1.B13" table:end-x="0.45cm" table:end-y="0.5cm" draw:z-index="11" draw:name="Grafik 6" draw:style-name="gr1" draw:text-style-name="P1" svg:width="0.45cm" svg:height="0.5cm" svg:x="0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3" table:end-x="0.349cm" table:end-y="0.5cm" draw:z-index="69" draw:name="Grafik 14" draw:style-name="gr1" draw:text-style-name="P1" svg:width="0.35cm" svg:height="0.5cm" svg:x="-0.001cm" svg:y="0cm">
              <draw:image xlink:href="Pictures/10000201000004B0000008511B62F0CA.png" xlink:type="simple" xlink:show="embed" xlink:actuate="onLoad">
                <text:p/>
              </draw:image>
            </draw:frame>
            <draw:frame table:end-cell-address="Tabelle1.D13" table:end-x="0.349cm" table:end-y="0.5cm" draw:z-index="70" draw:name="Grafik 14" draw:style-name="gr1" draw:text-style-name="P1" svg:width="0.35cm" svg:height="0.5cm" svg:x="0.547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3" table:end-x="0.488cm" table:end-y="0.5cm" draw:z-index="167" draw:name="Grafik 17" draw:style-name="gr1" draw:text-style-name="P1" svg:width="0.5cm" svg:height="0.5cm" svg:x="0.537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3" table:end-x="0.436cm" table:end-y="0.5cm" draw:z-index="368" draw:name="Grafik 6" draw:style-name="gr1" draw:text-style-name="P1" svg:width="0.45cm" svg:height="0.5cm" svg:x="0.534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3" table:end-x="0.483cm" table:end-y="0.5cm" draw:z-index="269" draw:name="Grafik 8" draw:style-name="gr1" draw:text-style-name="P1" svg:width="0.5cm" svg:height="0.5cm" svg:x="0.531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3" table:end-x="0.43cm" table:end-y="0.5cm" draw:z-index="220" draw:name="Grafik 7" draw:style-name="gr1" draw:text-style-name="P1" svg:width="0.45cm" svg:height="0.5cm" svg:x="0.528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3" table:end-x="0.477cm" table:end-y="0.5cm" draw:z-index="422" draw:name="Grafik 13" draw:style-name="gr1" draw:text-style-name="P1" svg:width="0.5cm" svg:height="0.5cm" svg:x="0.526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3" table:end-x="0.474cm" table:end-y="0.5cm" draw:z-index="172" draw:name="Grafik 17" draw:style-name="gr1" draw:text-style-name="P1" svg:width="0.5cm" svg:height="0.5cm" svg:x="0.522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3" table:end-x="0.421cm" table:end-y="0.5cm" draw:z-index="373" draw:name="Grafik 6" draw:style-name="gr1" draw:text-style-name="P1" svg:width="0.45cm" svg:height="0.5cm" svg:x="0.519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3" table:end-x="0.417cm" table:end-y="0.5cm" draw:z-index="374" draw:name="Grafik 6" draw:style-name="gr1" draw:text-style-name="P1" svg:width="0.45cm" svg:height="0.5cm" svg:x="0.516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3" table:end-x="0.465cm" table:end-y="0.5cm" draw:z-index="175" draw:name="Grafik 17" draw:style-name="gr1" draw:text-style-name="P1" svg:width="0.5cm" svg:height="0.5cm" svg:x="0.513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3" table:end-x="0.412cm" table:end-y="0.5cm" draw:z-index="226" draw:name="Grafik 7" draw:style-name="gr1" draw:text-style-name="P1" svg:width="0.45cm" svg:height="0.5cm" svg:x="0.51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3" table:end-x="0.409cm" table:end-y="0.5cm" draw:z-index="352" draw:name="Grafik 18" draw:style-name="gr1" draw:text-style-name="P1" svg:width="0.45cm" svg:height="0.5cm" svg:x="0.507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3" table:end-x="0.456cm" table:end-y="0.4cm" draw:z-index="253" draw:name="Grafik 19" draw:style-name="gr1" draw:text-style-name="P1" svg:width="0.5cm" svg:height="0.4cm" svg:x="0.505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3" table:end-x="0.403cm" table:end-y="0.5cm" draw:z-index="229" draw:name="Grafik 7" draw:style-name="gr1" draw:text-style-name="P1" svg:width="0.45cm" svg:height="0.5cm" svg:x="0.501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3" table:end-x="0.45cm" table:end-y="0.4cm" draw:z-index="255" draw:name="Grafik 19" draw:style-name="gr1" draw:text-style-name="P1" svg:width="0.5cm" svg:height="0.4cm" svg:x="0.498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3" table:end-x="0.448cm" table:end-y="0.5cm" draw:z-index="281" draw:name="Grafik 8" draw:style-name="gr1" draw:text-style-name="P1" svg:width="0.5cm" svg:height="0.5cm" svg:x="0.496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3" table:end-x="0.444cm" table:end-y="0.5cm" draw:z-index="282" draw:name="Grafik 8" draw:style-name="gr1" draw:text-style-name="P1" svg:width="0.5cm" svg:height="0.5cm" svg:x="0.493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3" table:end-x="0.391cm" table:end-y="0.5cm" draw:z-index="233" draw:name="Grafik 7" draw:style-name="gr1" draw:text-style-name="P1" svg:width="0.45cm" svg:height="0.5cm" svg:x="0.489cm" svg:y="0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3" table:end-x="0.439cm" table:end-y="0.4cm" draw:z-index="259" draw:name="Grafik 19" draw:style-name="gr1" draw:text-style-name="P1" svg:width="0.5cm" svg:height="0.4cm" svg:x="0.487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3" table:end-x="0.435cm" table:end-y="0.4cm" draw:z-index="260" draw:name="Grafik 19" draw:style-name="gr1" draw:text-style-name="P1" svg:width="0.5cm" svg:height="0.4cm" svg:x="0.48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3" table:end-x="0.432cm" table:end-y="0.5cm" draw:z-index="286" draw:name="Grafik 8" draw:style-name="gr1" draw:text-style-name="P1" svg:width="0.5cm" svg:height="0.5cm" svg:x="0.48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3" table:end-x="0.43cm" table:end-y="0.4cm" draw:z-index="262" draw:name="Grafik 19" draw:style-name="gr1" draw:text-style-name="P1" svg:width="0.5cm" svg:height="0.4cm" svg:x="0.478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3" table:end-x="0.427cm" table:end-y="0.5cm" draw:z-index="288" draw:name="Grafik 8" draw:style-name="gr1" draw:text-style-name="P1" svg:width="0.5cm" svg:height="0.5cm" svg:x="0.475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3" table:end-x="0.423cm" table:end-y="0.5cm" draw:z-index="289" draw:name="Grafik 8" draw:style-name="gr1" draw:text-style-name="P1" svg:width="0.5cm" svg:height="0.5cm" svg:x="0.472cm" svg:y="0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3" table:end-x="0.421cm" table:end-y="0.4cm" draw:z-index="103" draw:name="Grafik 19" draw:style-name="gr1" draw:text-style-name="P1" svg:width="0.5cm" svg:height="0.4cm" svg:x="0.469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13" table:end-x="0.483cm" table:end-y="0.5cm" draw:z-index="552" draw:name="Grafik 3" draw:style-name="gr1" draw:text-style-name="P1" svg:width="0.5cm" svg:height="0.5cm" svg:x="2.241cm" svg:y="0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" table:formula="of:=SUM([.AR13:.AW13])" office:value-type="float" office:value="11">
            <text:p>11</text:p>
          </table:table-cell>
          <table:table-cell/>
          <table:table-cell>
            <draw:frame table:end-cell-address="Tabelle1.AZ13" table:end-x="0.412cm" table:end-y="0.5cm" draw:z-index="541" draw:name="Grafik 4" draw:style-name="gr1" draw:text-style-name="P1" svg:width="0.4cm" svg:height="0.5cm" svg:x="0.012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formula="of:=SUM([.BA13:.BC13])" office:value-type="float" office:value="3">
            <text:p>3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>
            <draw:frame table:end-cell-address="Tabelle1.B14" table:end-x="0.4cm" table:end-y="0.501cm" draw:z-index="12" draw:name="Grafik 4" draw:style-name="gr1" draw:text-style-name="P1" svg:width="0.4cm" svg:height="0.5cm" svg:x="0cm" svg:y="0.001cm">
              <draw:image xlink:href="Pictures/10000201000004B00000073A1AADFA3B.png" xlink:type="simple" xlink:show="embed" xlink:actuate="onLoad">
                <text:p/>
              </draw:image>
            </draw:frame>
            <draw:frame table:end-cell-address="Tabelle1.C14" table:end-x="0.445cm" table:end-y="0.501cm" draw:z-index="340" draw:name="Grafik 18" draw:style-name="gr1" draw:text-style-name="P1" svg:width="0.45cm" svg:height="0.5cm" svg:x="0.543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4" table:end-x="0.492cm" table:end-y="0.501cm" draw:z-index="442" draw:name="Grafik 3" draw:style-name="gr1" draw:text-style-name="P1" svg:width="0.5cm" svg:height="0.5cm" svg:x="0.54cm" svg:y="0.001cm">
              <draw:image xlink:href="Pictures/10000201000004B000000563D7D7229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4" table:end-x="0.438cm" table:end-y="0.501cm" draw:z-index="367" draw:name="Grafik 6" draw:style-name="gr1" draw:text-style-name="P1" svg:width="0.45cm" svg:height="0.5cm" svg:x="0.537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4" table:end-x="0.486cm" table:end-y="0.351cm" draw:z-index="193" draw:name="Grafik 15" draw:style-name="gr1" draw:text-style-name="P1" svg:width="0.5cm" svg:height="0.35cm" svg:x="0.534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4" table:end-x="0.433cm" table:end-y="0.501cm" draw:z-index="369" draw:name="Grafik 6" draw:style-name="gr1" draw:text-style-name="P1" svg:width="0.45cm" svg:height="0.5cm" svg:x="0.531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4" table:end-x="0.48cm" table:end-y="0.501cm" draw:z-index="270" draw:name="Grafik 8" draw:style-name="gr1" draw:text-style-name="P1" svg:width="0.5cm" svg:height="0.5cm" svg:x="0.528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4" table:end-x="0.477cm" table:end-y="0.501cm" draw:z-index="171" draw:name="Grafik 17" draw:style-name="gr1" draw:text-style-name="P1" svg:width="0.5cm" svg:height="0.5cm" svg:x="0.526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4" table:end-x="0.474cm" table:end-y="0.501cm" draw:z-index="272" draw:name="Grafik 8" draw:style-name="gr1" draw:text-style-name="P1" svg:width="0.5cm" svg:height="0.5cm" svg:x="0.522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4" table:end-x="0.421cm" table:end-y="0.501cm" draw:z-index="223" draw:name="Grafik 7" draw:style-name="gr1" draw:text-style-name="P1" svg:width="0.45cm" svg:height="0.5cm" svg:x="0.519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4" table:end-x="0.467cm" table:end-y="0.501cm" draw:z-index="174" draw:name="Grafik 17" draw:style-name="gr1" draw:text-style-name="P1" svg:width="0.5cm" svg:height="0.5cm" svg:x="0.516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4" table:end-x="0.415cm" table:end-y="0.501cm" draw:z-index="375" draw:name="Grafik 6" draw:style-name="gr1" draw:text-style-name="P1" svg:width="0.45cm" svg:height="0.5cm" svg:x="0.513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4" table:end-x="0.462cm" table:end-y="0.501cm" draw:z-index="176" draw:name="Grafik 17" draw:style-name="gr1" draw:text-style-name="P1" svg:width="0.5cm" svg:height="0.5cm" svg:x="0.51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4" table:end-x="0.459cm" table:end-y="0.351cm" draw:z-index="202" draw:name="Grafik 15" draw:style-name="gr1" draw:text-style-name="P1" svg:width="0.5cm" svg:height="0.35cm" svg:x="0.507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4" table:end-x="0.406cm" table:end-y="0.501cm" draw:z-index="353" draw:name="Grafik 18" draw:style-name="gr1" draw:text-style-name="P1" svg:width="0.45cm" svg:height="0.5cm" svg:x="0.505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4" table:end-x="0.403cm" table:end-y="0.501cm" draw:z-index="354" draw:name="Grafik 18" draw:style-name="gr1" draw:text-style-name="P1" svg:width="0.45cm" svg:height="0.5cm" svg:x="0.501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4" table:end-x="0.4cm" table:end-y="0.501cm" draw:z-index="355" draw:name="Grafik 18" draw:style-name="gr1" draw:text-style-name="P1" svg:width="0.45cm" svg:height="0.5cm" svg:x="0.498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4" table:end-x="0.448cm" table:end-y="0.401cm" draw:z-index="256" draw:name="Grafik 19" draw:style-name="gr1" draw:text-style-name="P1" svg:width="0.5cm" svg:height="0.4cm" svg:x="0.496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4" table:end-x="0.444cm" table:end-y="0.401cm" draw:z-index="257" draw:name="Grafik 19" draw:style-name="gr1" draw:text-style-name="P1" svg:width="0.5cm" svg:height="0.4cm" svg:x="0.493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4" table:end-x="0.441cm" table:end-y="0.501cm" draw:z-index="283" draw:name="Grafik 8" draw:style-name="gr1" draw:text-style-name="P1" svg:width="0.5cm" svg:height="0.5cm" svg:x="0.489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4" table:end-x="0.389cm" table:end-y="0.501cm" draw:z-index="234" draw:name="Grafik 7" draw:style-name="gr1" draw:text-style-name="P1" svg:width="0.45cm" svg:height="0.5cm" svg:x="0.487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4" table:end-x="0.385cm" table:end-y="0.501cm" draw:z-index="235" draw:name="Grafik 7" draw:style-name="gr1" draw:text-style-name="P1" svg:width="0.45cm" svg:height="0.5cm" svg:x="0.484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4" table:end-x="0.432cm" table:end-y="0.401cm" draw:z-index="261" draw:name="Grafik 19" draw:style-name="gr1" draw:text-style-name="P1" svg:width="0.5cm" svg:height="0.4cm" svg:x="0.48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4" table:end-x="0.38cm" table:end-y="0.501cm" draw:z-index="237" draw:name="Grafik 7" draw:style-name="gr1" draw:text-style-name="P1" svg:width="0.45cm" svg:height="0.5cm" svg:x="0.478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4" table:end-x="0.427cm" table:end-y="0.401cm" draw:z-index="263" draw:name="Grafik 19" draw:style-name="gr1" draw:text-style-name="P1" svg:width="0.5cm" svg:height="0.4cm" svg:x="0.475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4" table:end-x="0.423cm" table:end-y="0.351cm" draw:z-index="214" draw:name="Grafik 15" draw:style-name="gr1" draw:text-style-name="P1" svg:width="0.5cm" svg:height="0.35cm" svg:x="0.472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4" table:end-x="0.371cm" table:end-y="0.501cm" draw:z-index="102" draw:name="Grafik 7" draw:style-name="gr1" draw:text-style-name="P1" svg:width="0.45cm" svg:height="0.5cm" svg:x="0.469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14" table:end-x="0.383cm" table:end-y="0.501cm" draw:z-index="553" draw:name="Grafik 12" draw:style-name="gr1" draw:text-style-name="P1" svg:width="0.4cm" svg:height="0.5cm" svg:x="2.241cm" svg:y="0.001cm">
              <draw:image xlink:href="Pictures/10000201000004B00000055908301C1D.pn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3" table:formula="of:=SUM([.AR14:.AW14])" office:value-type="float" office:value="10">
            <text:p>10</text:p>
          </table:table-cell>
          <table:table-cell/>
          <table:table-cell>
            <draw:frame table:end-cell-address="Tabelle1.AZ14" table:end-x="0.512cm" table:end-y="0.501cm" draw:z-index="418" draw:name="Grafik 13" draw:style-name="gr1" draw:text-style-name="P1" svg:width="0.5cm" svg:height="0.5cm" svg:x="0.012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SUM([.BA14:.BC14])" office:value-type="float" office:value="1">
            <text:p>1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>
            <draw:frame table:end-cell-address="Tabelle1.B15" table:end-x="0.5cm" table:end-y="0.401cm" draw:z-index="13" draw:name="Grafik 19" draw:style-name="gr1" draw:text-style-name="P1" svg:width="0.5cm" svg:height="0.4cm" svg:x="0cm" svg:y="0.001cm">
              <draw:image xlink:href="Pictures/10000201000004B0000003D933FD3056.png" xlink:type="simple" xlink:show="embed" xlink:actuate="onLoad">
                <text:p/>
              </draw:image>
            </draw:frame>
            <draw:frame table:end-cell-address="Tabelle1.C15" table:end-x="0.495cm" table:end-y="0.501cm" draw:z-index="315" draw:name="Grafik 5" draw:style-name="gr1" draw:text-style-name="P1" svg:width="0.5cm" svg:height="0.5cm" svg:x="0.543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5" table:end-x="0.499cm" table:end-y="0.501cm" draw:z-index="49" draw:name="Grafik 16" draw:style-name="gr1" draw:text-style-name="P1" svg:width="0.5cm" svg:height="0.5cm" svg:x="0.547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5" table:end-x="0.498cm" table:end-y="0.501cm" draw:z-index="50" draw:name="Grafik 16" draw:style-name="gr1" draw:text-style-name="P1" svg:width="0.5cm" svg:height="0.5cm" svg:x="0.547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5" table:end-x="0.486cm" table:end-y="0.401cm" draw:z-index="243" draw:name="Grafik 19" draw:style-name="gr1" draw:text-style-name="P1" svg:width="0.5cm" svg:height="0.4cm" svg:x="0.534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5" table:end-x="0.483cm" table:end-y="0.501cm" draw:z-index="169" draw:name="Grafik 17" draw:style-name="gr1" draw:text-style-name="P1" svg:width="0.5cm" svg:height="0.5cm" svg:x="0.531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5" table:end-x="0.48cm" table:end-y="0.351cm" draw:z-index="195" draw:name="Grafik 15" draw:style-name="gr1" draw:text-style-name="P1" svg:width="0.5cm" svg:height="0.35cm" svg:x="0.528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5" table:end-x="0.377cm" table:end-y="0.501cm" draw:z-index="146" draw:name="Grafik 4" draw:style-name="gr1" draw:text-style-name="P1" svg:width="0.4cm" svg:height="0.5cm" svg:x="0.526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5" table:end-x="0.474cm" table:end-y="0.351cm" draw:z-index="197" draw:name="Grafik 15" draw:style-name="gr1" draw:text-style-name="P1" svg:width="0.5cm" svg:height="0.35cm" svg:x="0.522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5" table:end-x="0.471cm" table:end-y="0.351cm" draw:z-index="198" draw:name="Grafik 15" draw:style-name="gr1" draw:text-style-name="P1" svg:width="0.5cm" svg:height="0.35cm" svg:x="0.519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5" table:end-x="0.367cm" table:end-y="0.501cm" draw:z-index="149" draw:name="Grafik 4" draw:style-name="gr1" draw:text-style-name="P1" svg:width="0.4cm" svg:height="0.5cm" svg:x="0.516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5" table:end-x="0.365cm" table:end-y="0.501cm" draw:z-index="150" draw:name="Grafik 4" draw:style-name="gr1" draw:text-style-name="P1" svg:width="0.4cm" svg:height="0.5cm" svg:x="0.513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5" table:end-x="0.462cm" table:end-y="0.351cm" draw:z-index="201" draw:name="Grafik 15" draw:style-name="gr1" draw:text-style-name="P1" svg:width="0.5cm" svg:height="0.35cm" svg:x="0.5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5" table:end-x="0.459cm" table:end-y="0.501cm" draw:z-index="177" draw:name="Grafik 17" draw:style-name="gr1" draw:text-style-name="P1" svg:width="0.5cm" svg:height="0.5cm" svg:x="0.507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5" table:end-x="0.456cm" table:end-y="0.351cm" draw:z-index="203" draw:name="Grafik 15" draw:style-name="gr1" draw:text-style-name="P1" svg:width="0.5cm" svg:height="0.35cm" svg:x="0.50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5" table:end-x="0.453cm" table:end-y="0.501cm" draw:z-index="179" draw:name="Grafik 17" draw:style-name="gr1" draw:text-style-name="P1" svg:width="0.5cm" svg:height="0.5cm" svg:x="0.501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5" table:end-x="0.45cm" table:end-y="0.351cm" draw:z-index="205" draw:name="Grafik 15" draw:style-name="gr1" draw:text-style-name="P1" svg:width="0.5cm" svg:height="0.35cm" svg:x="0.498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5" table:end-x="0.448cm" table:end-y="0.501cm" draw:z-index="181" draw:name="Grafik 17" draw:style-name="gr1" draw:text-style-name="P1" svg:width="0.5cm" svg:height="0.5cm" svg:x="0.496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5" table:end-x="0.444cm" table:end-y="0.501cm" draw:z-index="182" draw:name="Grafik 17" draw:style-name="gr1" draw:text-style-name="P1" svg:width="0.5cm" svg:height="0.5cm" svg:x="0.493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5" table:end-x="0.441cm" table:end-y="0.351cm" draw:z-index="208" draw:name="Grafik 15" draw:style-name="gr1" draw:text-style-name="P1" svg:width="0.5cm" svg:height="0.35cm" svg:x="0.489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5" table:end-x="0.439cm" table:end-y="0.351cm" draw:z-index="209" draw:name="Grafik 15" draw:style-name="gr1" draw:text-style-name="P1" svg:width="0.5cm" svg:height="0.35cm" svg:x="0.487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5" table:end-x="0.435cm" table:end-y="0.501cm" draw:z-index="185" draw:name="Grafik 17" draw:style-name="gr1" draw:text-style-name="P1" svg:width="0.5cm" svg:height="0.5cm" svg:x="0.484cm" svg:y="0.001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5" table:end-x="0.432cm" table:end-y="0.351cm" draw:z-index="211" draw:name="Grafik 15" draw:style-name="gr1" draw:text-style-name="P1" svg:width="0.5cm" svg:height="0.35cm" svg:x="0.48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5" table:end-x="0.43cm" table:end-y="0.351cm" draw:z-index="212" draw:name="Grafik 15" draw:style-name="gr1" draw:text-style-name="P1" svg:width="0.5cm" svg:height="0.35cm" svg:x="0.478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5" table:end-x="0.427cm" table:end-y="0.351cm" draw:z-index="213" draw:name="Grafik 15" draw:style-name="gr1" draw:text-style-name="P1" svg:width="0.5cm" svg:height="0.35cm" svg:x="0.475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5" table:end-x="0.423cm" table:end-y="0.401cm" draw:z-index="264" draw:name="Grafik 19" draw:style-name="gr1" draw:text-style-name="P1" svg:width="0.5cm" svg:height="0.4cm" svg:x="0.472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5" table:end-x="0.421cm" table:end-y="0.351cm" draw:z-index="101" draw:name="Grafik 15" draw:style-name="gr1" draw:text-style-name="P1" svg:width="0.5cm" svg:height="0.35cm" svg:x="0.469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15" table:end-x="0.483cm" table:end-y="0.501cm" draw:z-index="554" draw:name="Grafik 5" draw:style-name="gr1" draw:text-style-name="P1" svg:width="0.5cm" svg:height="0.5cm" svg:x="2.241cm" svg:y="0.001cm">
              <draw:image xlink:href="Pictures/10000201000000780000007838520278.pn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table:formula="of:=SUM([.AR15:.AW15])"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>
            <draw:frame table:end-cell-address="Tabelle1.B16" table:end-x="0.48cm" table:end-y="0.5cm" draw:z-index="14" draw:name="Grafik 2" draw:style-name="gr1" draw:text-style-name="P1" svg:width="0.48cm" svg:height="0.5cm" svg:x="0cm" svg:y="0cm">
              <draw:image xlink:href="Pictures/10000201000001290000012CA3CAC018.png" xlink:type="simple" xlink:show="embed" xlink:actuate="onLoad">
                <text:p/>
              </draw:image>
            </draw:frame>
            <draw:frame table:end-cell-address="Tabelle1.C16" table:end-x="0.395cm" table:end-y="0.5cm" draw:z-index="140" draw:name="Grafik 4" draw:style-name="gr1" draw:text-style-name="P1" svg:width="0.4cm" svg:height="0.5cm" svg:x="0.543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6" table:end-x="0.492cm" table:end-y="0.4cm" draw:z-index="241" draw:name="Grafik 19" draw:style-name="gr1" draw:text-style-name="P1" svg:width="0.5cm" svg:height="0.4cm" svg:x="0.54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6" table:end-x="0.488cm" table:end-y="0.4cm" draw:z-index="242" draw:name="Grafik 19" draw:style-name="gr1" draw:text-style-name="P1" svg:width="0.5cm" svg:height="0.4cm" svg:x="0.537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6" table:end-x="0.486cm" table:end-y="0.5cm" draw:z-index="168" draw:name="Grafik 17" draw:style-name="gr1" draw:text-style-name="P1" svg:width="0.5cm" svg:height="0.5cm" svg:x="0.534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6" table:end-x="0.347cm" table:end-y="0.5cm" draw:z-index="73" draw:name="Grafik 14" draw:style-name="gr1" draw:text-style-name="P1" svg:width="0.35cm" svg:height="0.5cm" svg:x="0.54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6" table:end-x="0.48cm" table:end-y="0.4cm" draw:z-index="245" draw:name="Grafik 19" draw:style-name="gr1" draw:text-style-name="P1" svg:width="0.5cm" svg:height="0.4cm" svg:x="0.528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6" table:end-x="0.345cm" table:end-y="0.5cm" draw:z-index="75" draw:name="Grafik 14" draw:style-name="gr1" draw:text-style-name="P1" svg:width="0.35cm" svg:height="0.5cm" svg:x="0.544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6" table:end-x="0.495cm" table:end-y="0.5cm" draw:z-index="55" draw:name="Grafik 16" draw:style-name="gr1" draw:text-style-name="P1" svg:width="0.5cm" svg:height="0.5cm" svg:x="0.543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6" table:end-x="0.494cm" table:end-y="0.5cm" draw:z-index="56" draw:name="Grafik 16" draw:style-name="gr1" draw:text-style-name="P1" svg:width="0.5cm" svg:height="0.5cm" svg:x="0.542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6" table:end-x="0.467cm" table:end-y="0.35cm" draw:z-index="199" draw:name="Grafik 15" draw:style-name="gr1" draw:text-style-name="P1" svg:width="0.5cm" svg:height="0.35cm" svg:x="0.516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6" table:end-x="0.465cm" table:end-y="0.4cm" draw:z-index="250" draw:name="Grafik 19" draw:style-name="gr1" draw:text-style-name="P1" svg:width="0.5cm" svg:height="0.4cm" svg:x="0.513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6" table:end-x="0.362cm" table:end-y="0.5cm" draw:z-index="151" draw:name="Grafik 4" draw:style-name="gr1" draw:text-style-name="P1" svg:width="0.4cm" svg:height="0.5cm" svg:x="0.5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6" table:end-x="0.459cm" table:end-y="0.4cm" draw:z-index="252" draw:name="Grafik 19" draw:style-name="gr1" draw:text-style-name="P1" svg:width="0.5cm" svg:height="0.4cm" svg:x="0.507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6" table:end-x="0.456cm" table:end-y="0.5cm" draw:z-index="178" draw:name="Grafik 17" draw:style-name="gr1" draw:text-style-name="P1" svg:width="0.5cm" svg:height="0.5cm" svg:x="0.50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6" table:end-x="0.453cm" table:end-y="0.35cm" draw:z-index="204" draw:name="Grafik 15" draw:style-name="gr1" draw:text-style-name="P1" svg:width="0.5cm" svg:height="0.35cm" svg:x="0.501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6" table:end-x="0.45cm" table:end-y="0.5cm" draw:z-index="180" draw:name="Grafik 17" draw:style-name="gr1" draw:text-style-name="P1" svg:width="0.5cm" svg:height="0.5cm" svg:x="0.498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6" table:end-x="0.448cm" table:end-y="0.35cm" draw:z-index="206" draw:name="Grafik 15" draw:style-name="gr1" draw:text-style-name="P1" svg:width="0.5cm" svg:height="0.35cm" svg:x="0.496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6" table:end-x="0.444cm" table:end-y="0.35cm" draw:z-index="207" draw:name="Grafik 15" draw:style-name="gr1" draw:text-style-name="P1" svg:width="0.5cm" svg:height="0.35cm" svg:x="0.493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6" table:end-x="0.441cm" table:end-y="0.5cm" draw:z-index="183" draw:name="Grafik 17" draw:style-name="gr1" draw:text-style-name="P1" svg:width="0.5cm" svg:height="0.5cm" svg:x="0.489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6" table:end-x="0.339cm" table:end-y="0.5cm" draw:z-index="159" draw:name="Grafik 4" draw:style-name="gr1" draw:text-style-name="P1" svg:width="0.4cm" svg:height="0.5cm" svg:x="0.487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6" table:end-x="0.435cm" table:end-y="0.35cm" draw:z-index="210" draw:name="Grafik 15" draw:style-name="gr1" draw:text-style-name="P1" svg:width="0.5cm" svg:height="0.35cm" svg:x="0.484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6" table:end-x="0.432cm" table:end-y="0.5cm" draw:z-index="186" draw:name="Grafik 17" draw:style-name="gr1" draw:text-style-name="P1" svg:width="0.5cm" svg:height="0.5cm" svg:x="0.48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6" table:end-x="0.43cm" table:end-y="0.5cm" draw:z-index="187" draw:name="Grafik 17" draw:style-name="gr1" draw:text-style-name="P1" svg:width="0.5cm" svg:height="0.5cm" svg:x="0.478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6" table:end-x="0.427cm" table:end-y="0.5cm" draw:z-index="188" draw:name="Grafik 17" draw:style-name="gr1" draw:text-style-name="P1" svg:width="0.5cm" svg:height="0.5cm" svg:x="0.475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6" table:end-x="0.423cm" table:end-y="0.5cm" draw:z-index="189" draw:name="Grafik 17" draw:style-name="gr1" draw:text-style-name="P1" svg:width="0.5cm" svg:height="0.5cm" svg:x="0.472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6" table:end-x="0.421cm" table:end-y="0.5cm" draw:z-index="100" draw:name="Grafik 17" draw:style-name="gr1" draw:text-style-name="P1" svg:width="0.5cm" svg:height="0.5cm" svg:x="0.469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16" table:end-x="0.433cm" table:end-y="0.5cm" draw:z-index="555" draw:name="Grafik 6" draw:style-name="gr1" draw:text-style-name="P1" svg:width="0.45cm" svg:height="0.5cm" svg:x="2.241cm" svg:y="0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3" table:formula="of:=SUM([.AR16:.AW16])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>
            <draw:frame table:end-cell-address="Tabelle1.B17" table:end-x="0.5cm" table:end-y="0.5cm" draw:z-index="15" draw:name="Grafik 13" draw:style-name="gr1" draw:text-style-name="P1" svg:width="0.5cm" svg:height="0.5cm" svg:x="0cm" svg:y="0cm">
              <draw:image xlink:href="Pictures/10000201000001210000012C92285F97.png" xlink:type="simple" xlink:show="embed" xlink:actuate="onLoad">
                <text:p/>
              </draw:image>
            </draw:frame>
            <draw:frame table:end-cell-address="Tabelle1.C17" table:end-x="0.495cm" table:end-y="0.5cm" draw:z-index="415" draw:name="Grafik 13" draw:style-name="gr1" draw:text-style-name="P1" svg:width="0.5cm" svg:height="0.5cm" svg:x="0.543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7" table:end-x="0.442cm" table:end-y="0.5cm" draw:z-index="341" draw:name="Grafik 18" draw:style-name="gr1" draw:text-style-name="P1" svg:width="0.45cm" svg:height="0.5cm" svg:x="0.54cm" svg:y="0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7" table:end-x="0.348cm" table:end-y="0.5cm" draw:z-index="71" draw:name="Grafik 14" draw:style-name="gr1" draw:text-style-name="P1" svg:width="0.35cm" svg:height="0.5cm" svg:x="0.547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7" table:end-x="0.347cm" table:end-y="0.5cm" draw:z-index="72" draw:name="Grafik 14" draw:style-name="gr1" draw:text-style-name="P1" svg:width="0.35cm" svg:height="0.5cm" svg:x="0.54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7" table:end-x="0.383cm" table:end-y="0.5cm" draw:z-index="144" draw:name="Grafik 4" draw:style-name="gr1" draw:text-style-name="P1" svg:width="0.4cm" svg:height="0.5cm" svg:x="0.53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7" table:end-x="0.48cm" table:end-y="0.5cm" draw:z-index="421" draw:name="Grafik 13" draw:style-name="gr1" draw:text-style-name="P1" svg:width="0.5cm" svg:height="0.5cm" svg:x="0.528cm" svg:y="0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7" table:end-x="0.477cm" table:end-y="0.4cm" draw:z-index="246" draw:name="Grafik 19" draw:style-name="gr1" draw:text-style-name="P1" svg:width="0.5cm" svg:height="0.4cm" svg:x="0.526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7" table:end-x="0.374cm" table:end-y="0.5cm" draw:z-index="147" draw:name="Grafik 4" draw:style-name="gr1" draw:text-style-name="P1" svg:width="0.4cm" svg:height="0.5cm" svg:x="0.522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7" table:end-x="0.371cm" table:end-y="0.5cm" draw:z-index="148" draw:name="Grafik 4" draw:style-name="gr1" draw:text-style-name="P1" svg:width="0.4cm" svg:height="0.5cm" svg:x="0.519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7" table:end-x="0.467cm" table:end-y="0.4cm" draw:z-index="249" draw:name="Grafik 19" draw:style-name="gr1" draw:text-style-name="P1" svg:width="0.5cm" svg:height="0.4cm" svg:x="0.516cm" svg:y="0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7" table:end-x="0.465cm" table:end-y="0.35cm" draw:z-index="200" draw:name="Grafik 15" draw:style-name="gr1" draw:text-style-name="P1" svg:width="0.5cm" svg:height="0.35cm" svg:x="0.513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7" table:end-x="0.492cm" table:end-y="0.5cm" draw:z-index="59" draw:name="Grafik 16" draw:style-name="gr1" draw:text-style-name="P1" svg:width="0.5cm" svg:height="0.5cm" svg:x="0.54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7" table:end-x="0.359cm" table:end-y="0.5cm" draw:z-index="152" draw:name="Grafik 4" draw:style-name="gr1" draw:text-style-name="P1" svg:width="0.4cm" svg:height="0.5cm" svg:x="0.507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7" table:end-x="0.356cm" table:end-y="0.5cm" draw:z-index="153" draw:name="Grafik 4" draw:style-name="gr1" draw:text-style-name="P1" svg:width="0.4cm" svg:height="0.5cm" svg:x="0.50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7" table:end-x="0.353cm" table:end-y="0.5cm" draw:z-index="154" draw:name="Grafik 4" draw:style-name="gr1" draw:text-style-name="P1" svg:width="0.4cm" svg:height="0.5cm" svg:x="0.501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7" table:end-x="0.35cm" table:end-y="0.5cm" draw:z-index="155" draw:name="Grafik 4" draw:style-name="gr1" draw:text-style-name="P1" svg:width="0.4cm" svg:height="0.5cm" svg:x="0.498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7" table:end-x="0.348cm" table:end-y="0.5cm" draw:z-index="156" draw:name="Grafik 4" draw:style-name="gr1" draw:text-style-name="P1" svg:width="0.4cm" svg:height="0.5cm" svg:x="0.496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7" table:end-x="0.344cm" table:end-y="0.5cm" draw:z-index="157" draw:name="Grafik 4" draw:style-name="gr1" draw:text-style-name="P1" svg:width="0.4cm" svg:height="0.5cm" svg:x="0.493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7" table:end-x="0.341cm" table:end-y="0.5cm" draw:z-index="158" draw:name="Grafik 4" draw:style-name="gr1" draw:text-style-name="P1" svg:width="0.4cm" svg:height="0.5cm" svg:x="0.489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7" table:end-x="0.439cm" table:end-y="0.5cm" draw:z-index="184" draw:name="Grafik 17" draw:style-name="gr1" draw:text-style-name="P1" svg:width="0.5cm" svg:height="0.5cm" svg:x="0.487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7" table:end-x="0.335cm" table:end-y="0.5cm" draw:z-index="160" draw:name="Grafik 4" draw:style-name="gr1" draw:text-style-name="P1" svg:width="0.4cm" svg:height="0.5cm" svg:x="0.48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7" table:end-x="0.332cm" table:end-y="0.5cm" draw:z-index="161" draw:name="Grafik 4" draw:style-name="gr1" draw:text-style-name="P1" svg:width="0.4cm" svg:height="0.5cm" svg:x="0.48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7" table:end-x="0.33cm" table:end-y="0.5cm" draw:z-index="162" draw:name="Grafik 4" draw:style-name="gr1" draw:text-style-name="P1" svg:width="0.4cm" svg:height="0.5cm" svg:x="0.478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7" table:end-x="0.327cm" table:end-y="0.5cm" draw:z-index="163" draw:name="Grafik 4" draw:style-name="gr1" draw:text-style-name="P1" svg:width="0.4cm" svg:height="0.5cm" svg:x="0.475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7" table:end-x="0.323cm" table:end-y="0.5cm" draw:z-index="164" draw:name="Grafik 4" draw:style-name="gr1" draw:text-style-name="P1" svg:width="0.4cm" svg:height="0.5cm" svg:x="0.472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7" table:end-x="0.321cm" table:end-y="0.5cm" draw:z-index="99" draw:name="Grafik 4" draw:style-name="gr1" draw:text-style-name="P1" svg:width="0.4cm" svg:height="0.5cm" svg:x="0.469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17" table:end-x="0.483cm" table:end-y="0.5cm" draw:z-index="556" draw:name="Grafik 17" draw:style-name="gr1" draw:text-style-name="P1" svg:width="0.5cm" svg:height="0.5cm" svg:x="2.241cm" svg:y="0cm">
              <draw:image xlink:href="Pictures/1000020100000162000001627DAA4EE9.png" xlink:type="simple" xlink:show="embed" xlink:actuate="onLoad">
                <text:p/>
              </draw:image>
            </draw:frame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table:formula="of:=SUM([.AR17:.AW17])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>
            <draw:frame table:end-cell-address="Tabelle1.B18" table:end-x="0.5cm" table:end-y="0.501cm" draw:z-index="16" draw:name="Grafik 20" draw:style-name="gr1" draw:text-style-name="P1" svg:width="0.5cm" svg:height="0.5cm" svg:x="0cm" svg:y="0.001cm">
              <draw:image xlink:href="Pictures/100002010000007800000078B7CBE770.png" xlink:type="simple" xlink:show="embed" xlink:actuate="onLoad">
                <text:p/>
              </draw:image>
            </draw:frame>
            <draw:frame table:end-cell-address="Tabelle1.C18" table:end-x="0.445cm" table:end-y="0.501cm" draw:z-index="365" draw:name="Grafik 6" draw:style-name="gr1" draw:text-style-name="P1" svg:width="0.45cm" svg:height="0.5cm" svg:x="0.543cm" svg:y="0.001cm">
              <draw:image xlink:href="Pictures/10000201000004B0000005EA17BCFBE3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18" table:end-x="0.492cm" table:end-y="0.501cm" draw:z-index="416" draw:name="Grafik 13" draw:style-name="gr1" draw:text-style-name="P1" svg:width="0.5cm" svg:height="0.5cm" svg:x="0.54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8" table:end-x="0.398cm" table:end-y="0.501cm" draw:z-index="22" draw:name="Grafik 10" draw:style-name="gr1" draw:text-style-name="P1" svg:width="0.4cm" svg:height="0.5cm" svg:x="0.547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8" table:end-x="0.497cm" table:end-y="0.501cm" draw:z-index="51" draw:name="Grafik 16" draw:style-name="gr1" draw:text-style-name="P1" svg:width="0.5cm" svg:height="0.5cm" svg:x="0.545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8" table:end-x="0.483cm" table:end-y="0.351cm" draw:z-index="194" draw:name="Grafik 15" draw:style-name="gr1" draw:text-style-name="P1" svg:width="0.5cm" svg:height="0.35cm" svg:x="0.531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8" table:end-x="0.346cm" table:end-y="0.501cm" draw:z-index="74" draw:name="Grafik 14" draw:style-name="gr1" draw:text-style-name="P1" svg:width="0.35cm" svg:height="0.5cm" svg:x="0.54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8" table:end-x="0.477cm" table:end-y="0.351cm" draw:z-index="196" draw:name="Grafik 15" draw:style-name="gr1" draw:text-style-name="P1" svg:width="0.5cm" svg:height="0.35cm" svg:x="0.526cm" svg:y="0.001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8" table:end-x="0.345cm" table:end-y="0.501cm" draw:z-index="76" draw:name="Grafik 14" draw:style-name="gr1" draw:text-style-name="P1" svg:width="0.35cm" svg:height="0.5cm" svg:x="0.543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8" table:end-x="0.344cm" table:end-y="0.501cm" draw:z-index="77" draw:name="Grafik 14" draw:style-name="gr1" draw:text-style-name="P1" svg:width="0.35cm" svg:height="0.5cm" svg:x="0.542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8" table:end-x="0.493cm" table:end-y="0.501cm" draw:z-index="57" draw:name="Grafik 16" draw:style-name="gr1" draw:text-style-name="P1" svg:width="0.5cm" svg:height="0.5cm" svg:x="0.542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8" table:end-x="0.493cm" table:end-y="0.501cm" draw:z-index="58" draw:name="Grafik 16" draw:style-name="gr1" draw:text-style-name="P1" svg:width="0.5cm" svg:height="0.5cm" svg:x="0.541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8" table:end-x="0.462cm" table:end-y="0.401cm" draw:z-index="251" draw:name="Grafik 19" draw:style-name="gr1" draw:text-style-name="P1" svg:width="0.5cm" svg:height="0.4cm" svg:x="0.51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8" table:end-x="0.492cm" table:end-y="0.501cm" draw:z-index="60" draw:name="Grafik 16" draw:style-name="gr1" draw:text-style-name="P1" svg:width="0.5cm" svg:height="0.5cm" svg:x="0.54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8" table:end-x="0.49cm" table:end-y="0.501cm" draw:z-index="61" draw:name="Grafik 16" draw:style-name="gr1" draw:text-style-name="P1" svg:width="0.5cm" svg:height="0.5cm" svg:x="0.539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8" table:end-x="0.49cm" table:end-y="0.501cm" draw:z-index="62" draw:name="Grafik 16" draw:style-name="gr1" draw:text-style-name="P1" svg:width="0.5cm" svg:height="0.5cm" svg:x="0.538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8" table:end-x="0.49cm" table:end-y="0.501cm" draw:z-index="64" draw:name="Grafik 16" draw:style-name="gr1" draw:text-style-name="P1" svg:width="0.5cm" svg:height="0.5cm" svg:x="0.538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8" table:end-x="0.489cm" table:end-y="0.501cm" draw:z-index="65" draw:name="Grafik 16" draw:style-name="gr1" draw:text-style-name="P1" svg:width="0.5cm" svg:height="0.5cm" svg:x="0.537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8" table:end-x="0.338cm" table:end-y="0.501cm" draw:z-index="86" draw:name="Grafik 14" draw:style-name="gr1" draw:text-style-name="P1" svg:width="0.35cm" svg:height="0.5cm" svg:x="0.537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8" table:end-x="0.488cm" table:end-y="0.501cm" draw:z-index="66" draw:name="Grafik 16" draw:style-name="gr1" draw:text-style-name="P1" svg:width="0.5cm" svg:height="0.5cm" svg:x="0.536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8" table:end-x="0.487cm" table:end-y="0.501cm" draw:z-index="67" draw:name="Grafik 16" draw:style-name="gr1" draw:text-style-name="P1" svg:width="0.5cm" svg:height="0.5cm" svg:x="0.535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8" table:end-x="0.486cm" table:end-y="0.501cm" draw:z-index="68" draw:name="Grafik 16" draw:style-name="gr1" draw:text-style-name="P1" svg:width="0.5cm" svg:height="0.5cm" svg:x="0.535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8" table:end-x="0.336cm" table:end-y="0.501cm" draw:z-index="90" draw:name="Grafik 14" draw:style-name="gr1" draw:text-style-name="P1" svg:width="0.35cm" svg:height="0.5cm" svg:x="0.53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8" table:end-x="0.335cm" table:end-y="0.501cm" draw:z-index="91" draw:name="Grafik 14" draw:style-name="gr1" draw:text-style-name="P1" svg:width="0.35cm" svg:height="0.5cm" svg:x="0.533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8" table:end-x="0.335cm" table:end-y="0.501cm" draw:z-index="92" draw:name="Grafik 14" draw:style-name="gr1" draw:text-style-name="P1" svg:width="0.35cm" svg:height="0.5cm" svg:x="0.533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8" table:end-x="0.333cm" table:end-y="0.501cm" draw:z-index="93" draw:name="Grafik 14" draw:style-name="gr1" draw:text-style-name="P1" svg:width="0.35cm" svg:height="0.5cm" svg:x="0.532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8" table:end-x="0.333cm" table:end-y="0.501cm" draw:z-index="0" draw:name="Grafik 14" draw:style-name="gr1" draw:text-style-name="P1" svg:width="0.35cm" svg:height="0.5cm" svg:x="0.531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18" table:end-x="0.483cm" table:end-y="0.501cm" draw:z-index="557" draw:name="Grafik 16" draw:style-name="gr1" draw:text-style-name="P1" svg:width="0.5cm" svg:height="0.5cm" svg:x="2.241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 table:formula="of:=SUM([.AR18:.AW18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>
            <draw:frame table:end-cell-address="Tabelle1.B19" table:end-x="0.45cm" table:end-y="0.501cm" draw:z-index="17" draw:name="Grafik 7" draw:style-name="gr1" draw:text-style-name="P1" svg:width="0.45cm" svg:height="0.5cm" svg:x="0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C19" table:end-x="0.399cm" table:end-y="0.501cm" draw:z-index="20" draw:name="Grafik 10" draw:style-name="gr1" draw:text-style-name="P1" svg:width="0.4cm" svg:height="0.5cm" svg:x="-0.001cm" svg:y="0.001cm">
              <draw:image xlink:href="Pictures/10000201000004B0000006D6AC37110F.png" xlink:type="simple" xlink:show="embed" xlink:actuate="onLoad">
                <text:p/>
              </draw:image>
            </draw:frame>
            <draw:frame table:end-cell-address="Tabelle1.D19" table:end-x="0.392cm" table:end-y="0.501cm" draw:z-index="141" draw:name="Grafik 4" draw:style-name="gr1" draw:text-style-name="P1" svg:width="0.4cm" svg:height="0.5cm" svg:x="0.54cm" svg:y="0.001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19" table:end-x="0.488cm" table:end-y="0.501cm" draw:z-index="417" draw:name="Grafik 13" draw:style-name="gr1" draw:text-style-name="P1" svg:width="0.5cm" svg:height="0.5cm" svg:x="0.537cm" svg:y="0.001cm">
              <draw:image xlink:href="Pictures/10000201000001210000012C92285F97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19" table:end-x="0.397cm" table:end-y="0.501cm" draw:z-index="23" draw:name="Grafik 10" draw:style-name="gr1" draw:text-style-name="P1" svg:width="0.4cm" svg:height="0.5cm" svg:x="0.545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19" table:end-x="0.397cm" table:end-y="0.501cm" draw:z-index="24" draw:name="Grafik 10" draw:style-name="gr1" draw:text-style-name="P1" svg:width="0.4cm" svg:height="0.5cm" svg:x="0.545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19" table:end-x="0.396cm" table:end-y="0.501cm" draw:z-index="25" draw:name="Grafik 10" draw:style-name="gr1" draw:text-style-name="P1" svg:width="0.4cm" svg:height="0.5cm" svg:x="0.544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19" table:end-x="0.495cm" table:end-y="0.501cm" draw:z-index="54" draw:name="Grafik 16" draw:style-name="gr1" draw:text-style-name="P1" svg:width="0.5cm" svg:height="0.5cm" svg:x="0.544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19" table:end-x="0.474cm" table:end-y="0.401cm" draw:z-index="247" draw:name="Grafik 19" draw:style-name="gr1" draw:text-style-name="P1" svg:width="0.5cm" svg:height="0.4cm" svg:x="0.522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19" table:end-x="0.471cm" table:end-y="0.401cm" draw:z-index="248" draw:name="Grafik 19" draw:style-name="gr1" draw:text-style-name="P1" svg:width="0.5cm" svg:height="0.4cm" svg:x="0.519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19" table:end-x="0.343cm" table:end-y="0.501cm" draw:z-index="78" draw:name="Grafik 14" draw:style-name="gr1" draw:text-style-name="P1" svg:width="0.35cm" svg:height="0.5cm" svg:x="0.542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19" table:end-x="0.343cm" table:end-y="0.501cm" draw:z-index="79" draw:name="Grafik 14" draw:style-name="gr1" draw:text-style-name="P1" svg:width="0.35cm" svg:height="0.5cm" svg:x="0.541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19" table:end-x="0.342cm" table:end-y="0.501cm" draw:z-index="80" draw:name="Grafik 14" draw:style-name="gr1" draw:text-style-name="P1" svg:width="0.35cm" svg:height="0.5cm" svg:x="0.5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19" table:end-x="0.342cm" table:end-y="0.501cm" draw:z-index="81" draw:name="Grafik 14" draw:style-name="gr1" draw:text-style-name="P1" svg:width="0.35cm" svg:height="0.5cm" svg:x="0.54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19" table:end-x="0.34cm" table:end-y="0.501cm" draw:z-index="82" draw:name="Grafik 14" draw:style-name="gr1" draw:text-style-name="P1" svg:width="0.35cm" svg:height="0.5cm" svg:x="0.539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19" table:end-x="0.34cm" table:end-y="0.501cm" draw:z-index="83" draw:name="Grafik 14" draw:style-name="gr1" draw:text-style-name="P1" svg:width="0.35cm" svg:height="0.5cm" svg:x="0.538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19" table:end-x="0.34cm" table:end-y="0.501cm" draw:z-index="84" draw:name="Grafik 14" draw:style-name="gr1" draw:text-style-name="P1" svg:width="0.35cm" svg:height="0.5cm" svg:x="0.538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19" table:end-x="0.339cm" table:end-y="0.501cm" draw:z-index="85" draw:name="Grafik 14" draw:style-name="gr1" draw:text-style-name="P1" svg:width="0.35cm" svg:height="0.5cm" svg:x="0.537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19" table:end-x="0.488cm" table:end-y="0.501cm" draw:z-index="63" draw:name="Grafik 16" draw:style-name="gr1" draw:text-style-name="P1" svg:width="0.5cm" svg:height="0.5cm" svg:x="0.537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19" table:end-x="0.338cm" table:end-y="0.501cm" draw:z-index="87" draw:name="Grafik 14" draw:style-name="gr1" draw:text-style-name="P1" svg:width="0.35cm" svg:height="0.5cm" svg:x="0.536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19" table:end-x="0.337cm" table:end-y="0.501cm" draw:z-index="88" draw:name="Grafik 14" draw:style-name="gr1" draw:text-style-name="P1" svg:width="0.35cm" svg:height="0.5cm" svg:x="0.535cm" svg:y="0.001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19" table:end-x="0.435cm" table:end-y="0.501cm" draw:z-index="115" draw:name="Grafik 20" draw:style-name="gr1" draw:text-style-name="P1" svg:width="0.5cm" svg:height="0.5cm" svg:x="0.484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19" table:end-x="0.432cm" table:end-y="0.501cm" draw:z-index="98" draw:name="Grafik 16" draw:style-name="gr1" draw:text-style-name="P1" svg:width="0.5cm" svg:height="0.5cm" svg:x="0.48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19" table:end-x="0.43cm" table:end-y="0.501cm" draw:z-index="97" draw:name="Grafik 16" draw:style-name="gr1" draw:text-style-name="P1" svg:width="0.5cm" svg:height="0.5cm" svg:x="0.478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19" table:end-x="0.427cm" table:end-y="0.501cm" draw:z-index="96" draw:name="Grafik 16" draw:style-name="gr1" draw:text-style-name="P1" svg:width="0.5cm" svg:height="0.5cm" svg:x="0.475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19" table:end-x="0.423cm" table:end-y="0.501cm" draw:z-index="95" draw:name="Grafik 16" draw:style-name="gr1" draw:text-style-name="P1" svg:width="0.5cm" svg:height="0.5cm" svg:x="0.472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19" table:end-x="0.421cm" table:end-y="0.501cm" draw:z-index="94" draw:name="Grafik 16" draw:style-name="gr1" draw:text-style-name="P1" svg:width="0.5cm" svg:height="0.5cm" svg:x="0.469cm" svg:y="0.001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19" table:end-x="0.433cm" table:end-y="0.501cm" draw:z-index="558" draw:name="Grafik 7" draw:style-name="gr1" draw:text-style-name="P1" svg:width="0.45cm" svg:height="0.5cm" svg:x="2.241cm" svg:y="0.001cm">
              <draw:image xlink:href="Pictures/10000201000001F4000001F474DDB60A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table:formula="of:=SUM([.AR19:.AW19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>
            <draw:frame table:end-cell-address="Tabelle1.B20" table:end-x="0.35cm" table:end-y="0.5cm" draw:z-index="18" draw:name="Grafik 14" draw:style-name="gr1" draw:text-style-name="P1" svg:width="0.35cm" svg:height="0.5cm" svg:x="0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20" table:end-x="0.399cm" table:end-y="0.5cm" draw:z-index="21" draw:name="Grafik 10" draw:style-name="gr1" draw:text-style-name="P1" svg:width="0.4cm" svg:height="0.5cm" svg:x="0.547cm" svg:y="0cm">
              <draw:image xlink:href="Pictures/10000201000004B0000006D6AC37110F.png" xlink:type="simple" xlink:show="embed" xlink:actuate="onLoad">
                <text:p/>
              </draw:image>
            </draw:frame>
            <draw:frame table:end-cell-address="Tabelle1.C20" table:end-x="0.499cm" table:end-y="0.5cm" draw:z-index="44" draw:name="Grafik 20" draw:style-name="gr1" draw:text-style-name="P1" svg:width="0.5cm" svg:height="0.5cm" svg:x="-0.001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0" table:end-x="0.388cm" table:end-y="0.5cm" draw:z-index="142" draw:name="Grafik 4" draw:style-name="gr1" draw:text-style-name="P1" svg:width="0.4cm" svg:height="0.5cm" svg:x="0.537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0" table:end-x="0.386cm" table:end-y="0.5cm" draw:z-index="143" draw:name="Grafik 4" draw:style-name="gr1" draw:text-style-name="P1" svg:width="0.4cm" svg:height="0.5cm" svg:x="0.534cm" svg:y="0cm">
              <draw:image xlink:href="Pictures/10000201000004B00000073A1AADFA3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0" table:end-x="0.497cm" table:end-y="0.5cm" draw:z-index="52" draw:name="Grafik 16" draw:style-name="gr1" draw:text-style-name="P1" svg:width="0.5cm" svg:height="0.5cm" svg:x="0.545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0" table:end-x="0.496cm" table:end-y="0.5cm" draw:z-index="53" draw:name="Grafik 16" draw:style-name="gr1" draw:text-style-name="P1" svg:width="0.5cm" svg:height="0.5cm" svg:x="0.544cm" svg:y="0cm">
              <draw:image xlink:href="Pictures/100002010000007800000078BBE1598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0" table:end-x="0.395cm" table:end-y="0.5cm" draw:z-index="26" draw:name="Grafik 10" draw:style-name="gr1" draw:text-style-name="P1" svg:width="0.4cm" svg:height="0.5cm" svg:x="0.54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0" table:end-x="0.395cm" table:end-y="0.5cm" draw:z-index="27" draw:name="Grafik 10" draw:style-name="gr1" draw:text-style-name="P1" svg:width="0.4cm" svg:height="0.5cm" svg:x="0.543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0" table:end-x="0.394cm" table:end-y="0.5cm" draw:z-index="28" draw:name="Grafik 10" draw:style-name="gr1" draw:text-style-name="P1" svg:width="0.4cm" svg:height="0.5cm" svg:x="0.542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0" table:end-x="0.393cm" table:end-y="0.5cm" draw:z-index="29" draw:name="Grafik 10" draw:style-name="gr1" draw:text-style-name="P1" svg:width="0.4cm" svg:height="0.5cm" svg:x="0.542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0" table:end-x="0.393cm" table:end-y="0.5cm" draw:z-index="30" draw:name="Grafik 10" draw:style-name="gr1" draw:text-style-name="P1" svg:width="0.4cm" svg:height="0.5cm" svg:x="0.541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0" table:end-x="0.392cm" table:end-y="0.5cm" draw:z-index="32" draw:name="Grafik 10" draw:style-name="gr1" draw:text-style-name="P1" svg:width="0.4cm" svg:height="0.5cm" svg:x="0.5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0" table:end-x="0.392cm" table:end-y="0.5cm" draw:z-index="33" draw:name="Grafik 10" draw:style-name="gr1" draw:text-style-name="P1" svg:width="0.4cm" svg:height="0.5cm" svg:x="0.54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0" table:end-x="0.39cm" table:end-y="0.5cm" draw:z-index="34" draw:name="Grafik 10" draw:style-name="gr1" draw:text-style-name="P1" svg:width="0.4cm" svg:height="0.5cm" svg:x="0.539cm" svg:y="0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0" table:end-x="0.49cm" table:end-y="0.5cm" draw:z-index="45" draw:name="Grafik 20" draw:style-name="gr1" draw:text-style-name="P1" svg:width="0.5cm" svg:height="0.5cm" svg:x="0.538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0" table:end-x="0.49cm" table:end-y="0.5cm" draw:z-index="46" draw:name="Grafik 20" draw:style-name="gr1" draw:text-style-name="P1" svg:width="0.5cm" svg:height="0.5cm" svg:x="0.538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0" table:end-x="0.489cm" table:end-y="0.5cm" draw:z-index="47" draw:name="Grafik 20" draw:style-name="gr1" draw:text-style-name="P1" svg:width="0.5cm" svg:height="0.5cm" svg:x="0.537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0" table:end-x="0.444cm" table:end-y="0.5cm" draw:z-index="123" draw:name="Grafik 20" draw:style-name="gr1" draw:text-style-name="P1" svg:width="0.5cm" svg:height="0.5cm" svg:x="0.493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0" table:end-x="0.441cm" table:end-y="0.5cm" draw:z-index="122" draw:name="Grafik 20" draw:style-name="gr1" draw:text-style-name="P1" svg:width="0.5cm" svg:height="0.5cm" svg:x="0.489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0" table:end-x="0.439cm" table:end-y="0.5cm" draw:z-index="121" draw:name="Grafik 20" draw:style-name="gr1" draw:text-style-name="P1" svg:width="0.5cm" svg:height="0.5cm" svg:x="0.487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0" table:end-x="0.336cm" table:end-y="0.5cm" draw:z-index="89" draw:name="Grafik 14" draw:style-name="gr1" draw:text-style-name="P1" svg:width="0.35cm" svg:height="0.5cm" svg:x="0.535cm" svg:y="0cm">
              <draw:image xlink:href="Pictures/10000201000004B0000008511B62F0CA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0" table:end-x="0.432cm" table:end-y="0.5cm" draw:z-index="116" draw:name="Grafik 20" draw:style-name="gr1" draw:text-style-name="P1" svg:width="0.5cm" svg:height="0.5cm" svg:x="0.48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0" table:end-x="0.43cm" table:end-y="0.5cm" draw:z-index="120" draw:name="Grafik 20" draw:style-name="gr1" draw:text-style-name="P1" svg:width="0.5cm" svg:height="0.5cm" svg:x="0.478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0" table:end-x="0.427cm" table:end-y="0.5cm" draw:z-index="119" draw:name="Grafik 20" draw:style-name="gr1" draw:text-style-name="P1" svg:width="0.5cm" svg:height="0.5cm" svg:x="0.475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0" table:end-x="0.423cm" table:end-y="0.5cm" draw:z-index="117" draw:name="Grafik 20" draw:style-name="gr1" draw:text-style-name="P1" svg:width="0.5cm" svg:height="0.5cm" svg:x="0.472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20" table:end-x="0.421cm" table:end-y="0.5cm" draw:z-index="118" draw:name="Grafik 20" draw:style-name="gr1" draw:text-style-name="P1" svg:width="0.5cm" svg:height="0.5cm" svg:x="0.469cm" svg:y="0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20" table:end-x="0.483cm" table:end-y="0.35cm" draw:z-index="559" draw:name="Grafik 15" draw:style-name="gr1" draw:text-style-name="P1" svg:width="0.5cm" svg:height="0.35cm" svg:x="2.241cm" svg:y="0cm">
              <draw:image xlink:href="Pictures/10000201000004B0000002E2EC3D29DE.png" xlink:type="simple" xlink:show="embed" xlink:actuate="onLoad">
                <text:p/>
              </draw:image>
            </draw:frame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table:formula="of:=SUM([.AR20:.AW20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>
            <draw:frame table:end-cell-address="Tabelle1.B21" table:end-x="0.4cm" table:end-y="0.501cm" draw:z-index="19" draw:name="Grafik 10" draw:style-name="gr1" draw:text-style-name="P1" svg:width="0.4cm" svg:height="0.5cm" svg:x="0cm" svg:y="0.001cm">
              <draw:image xlink:href="Pictures/10000201000004B0000006D6AC37110F.png" xlink:type="simple" xlink:show="embed" xlink:actuate="onLoad">
                <text:p/>
              </draw:image>
            </draw:frame>
            <draw:frame table:end-cell-address="Tabelle1.C21" table:end-x="0.495cm" table:end-y="0.401cm" draw:z-index="240" draw:name="Grafik 19" draw:style-name="gr1" draw:text-style-name="P1" svg:width="0.5cm" svg:height="0.4cm" svg:x="0.543cm" svg:y="0.001cm">
              <draw:image xlink:href="Pictures/10000201000004B0000003D933FD3056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D21" table:end-x="0.492cm" table:end-y="0.501cm" draw:z-index="124" draw:name="Grafik 20" draw:style-name="gr1" draw:text-style-name="P1" svg:width="0.5cm" svg:height="0.5cm" svg:x="0.54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E21" table:end-x="0.488cm" table:end-y="0.501cm" draw:z-index="125" draw:name="Grafik 20" draw:style-name="gr1" draw:text-style-name="P1" svg:width="0.5cm" svg:height="0.5cm" svg:x="0.537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F21" table:end-x="0.486cm" table:end-y="0.501cm" draw:z-index="126" draw:name="Grafik 20" draw:style-name="gr1" draw:text-style-name="P1" svg:width="0.5cm" svg:height="0.5cm" svg:x="0.534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G21" table:end-x="0.483cm" table:end-y="0.501cm" draw:z-index="127" draw:name="Grafik 20" draw:style-name="gr1" draw:text-style-name="P1" svg:width="0.5cm" svg:height="0.5cm" svg:x="0.531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H21" table:end-x="0.48cm" table:end-y="0.501cm" draw:z-index="128" draw:name="Grafik 20" draw:style-name="gr1" draw:text-style-name="P1" svg:width="0.5cm" svg:height="0.5cm" svg:x="0.528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I21" table:end-x="0.477cm" table:end-y="0.501cm" draw:z-index="129" draw:name="Grafik 20" draw:style-name="gr1" draw:text-style-name="P1" svg:width="0.5cm" svg:height="0.5cm" svg:x="0.526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J21" table:end-x="0.474cm" table:end-y="0.501cm" draw:z-index="130" draw:name="Grafik 20" draw:style-name="gr1" draw:text-style-name="P1" svg:width="0.5cm" svg:height="0.5cm" svg:x="0.522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K21" table:end-x="0.471cm" table:end-y="0.501cm" draw:z-index="131" draw:name="Grafik 20" draw:style-name="gr1" draw:text-style-name="P1" svg:width="0.5cm" svg:height="0.5cm" svg:x="0.519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L21" table:end-x="0.467cm" table:end-y="0.501cm" draw:z-index="132" draw:name="Grafik 20" draw:style-name="gr1" draw:text-style-name="P1" svg:width="0.5cm" svg:height="0.5cm" svg:x="0.516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M21" table:end-x="0.465cm" table:end-y="0.501cm" draw:z-index="133" draw:name="Grafik 20" draw:style-name="gr1" draw:text-style-name="P1" svg:width="0.5cm" svg:height="0.5cm" svg:x="0.513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N21" table:end-x="0.462cm" table:end-y="0.501cm" draw:z-index="134" draw:name="Grafik 20" draw:style-name="gr1" draw:text-style-name="P1" svg:width="0.5cm" svg:height="0.5cm" svg:x="0.51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O21" table:end-x="0.459cm" table:end-y="0.501cm" draw:z-index="135" draw:name="Grafik 20" draw:style-name="gr1" draw:text-style-name="P1" svg:width="0.5cm" svg:height="0.5cm" svg:x="0.507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P21" table:end-x="0.456cm" table:end-y="0.501cm" draw:z-index="136" draw:name="Grafik 20" draw:style-name="gr1" draw:text-style-name="P1" svg:width="0.5cm" svg:height="0.5cm" svg:x="0.505cm" svg:y="0.001cm">
              <draw:image xlink:href="Pictures/100002010000007800000078B7CBE770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Q21" table:end-x="0.39cm" table:end-y="0.501cm" draw:z-index="31" draw:name="Grafik 10" draw:style-name="gr1" draw:text-style-name="P1" svg:width="0.4cm" svg:height="0.5cm" svg:x="0.538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R21" table:end-x="0.39cm" table:end-y="0.501cm" draw:z-index="35" draw:name="Grafik 10" draw:style-name="gr1" draw:text-style-name="P1" svg:width="0.4cm" svg:height="0.5cm" svg:x="0.538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S21" table:end-x="0.389cm" table:end-y="0.501cm" draw:z-index="36" draw:name="Grafik 10" draw:style-name="gr1" draw:text-style-name="P1" svg:width="0.4cm" svg:height="0.5cm" svg:x="0.537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T21" table:end-x="0.388cm" table:end-y="0.501cm" draw:z-index="37" draw:name="Grafik 10" draw:style-name="gr1" draw:text-style-name="P1" svg:width="0.4cm" svg:height="0.5cm" svg:x="0.537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U21" table:end-x="0.388cm" table:end-y="0.501cm" draw:z-index="38" draw:name="Grafik 10" draw:style-name="gr1" draw:text-style-name="P1" svg:width="0.4cm" svg:height="0.5cm" svg:x="0.536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V21" table:end-x="0.387cm" table:end-y="0.501cm" draw:z-index="39" draw:name="Grafik 10" draw:style-name="gr1" draw:text-style-name="P1" svg:width="0.4cm" svg:height="0.5cm" svg:x="0.535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W21" table:end-x="0.386cm" table:end-y="0.501cm" draw:z-index="40" draw:name="Grafik 10" draw:style-name="gr1" draw:text-style-name="P1" svg:width="0.4cm" svg:height="0.5cm" svg:x="0.535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X21" table:end-x="0.386cm" table:end-y="0.501cm" draw:z-index="41" draw:name="Grafik 10" draw:style-name="gr1" draw:text-style-name="P1" svg:width="0.4cm" svg:height="0.5cm" svg:x="0.534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Y21" table:end-x="0.385cm" table:end-y="0.501cm" draw:z-index="42" draw:name="Grafik 10" draw:style-name="gr1" draw:text-style-name="P1" svg:width="0.4cm" svg:height="0.5cm" svg:x="0.533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Z21" table:end-x="0.385cm" table:end-y="0.501cm" draw:z-index="43" draw:name="Grafik 10" draw:style-name="gr1" draw:text-style-name="P1" svg:width="0.4cm" svg:height="0.5cm" svg:x="0.533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A21" table:end-x="0.323cm" table:end-y="0.501cm" draw:z-index="138" draw:name="Grafik 10" draw:style-name="gr1" draw:text-style-name="P1" svg:width="0.4cm" svg:height="0.5cm" svg:x="0.472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>
            <draw:frame table:end-cell-address="Tabelle1.AB21" table:end-x="0.321cm" table:end-y="0.501cm" draw:z-index="137" draw:name="Grafik 10" draw:style-name="gr1" draw:text-style-name="P1" svg:width="0.4cm" svg:height="0.5cm" svg:x="0.469cm" svg:y="0.001cm">
              <draw:image xlink:href="Pictures/10000201000004B0000006D6AC37110F.pn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>
            <draw:frame table:end-cell-address="Tabelle1.AQ21" table:end-x="0.433cm" table:end-y="0.501cm" draw:z-index="560" draw:name="Grafik 18" draw:style-name="gr1" draw:text-style-name="P1" svg:width="0.45cm" svg:height="0.5cm" svg:x="2.241cm" svg:y="0.001cm">
              <draw:image xlink:href="Pictures/10000201000004B0000005D692E0A015.png" xlink:type="simple" xlink:show="embed" xlink:actuate="onLoad">
                <text:p/>
              </draw:image>
            </draw:frame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SUM([.AR21:.AW21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41"/>
          <table:table-cell>
            <draw:frame table:end-cell-address="Tabelle1.AQ22" table:end-x="0.483cm" table:end-y="0.501cm" draw:z-index="561" draw:name="Grafik 8" draw:style-name="gr1" draw:text-style-name="P1" svg:width="0.5cm" svg:height="0.5cm" svg:x="2.241cm" svg:y="0.001cm">
              <draw:image xlink:href="Pictures/100002010000007800000078235606EE.png" xlink:type="simple" xlink:show="embed" xlink:actuate="onLoad">
                <text:p/>
              </draw:image>
            </draw:frame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table:formula="of:=SUM([.AR22:.AW22])" office:value-type="float" office:value="1">
            <text:p>1</text:p>
          </table:table-cell>
          <table:table-cell table:number-columns-repeated="6"/>
        </table:table-row>
        <table:table-row table:style-name="ro1" table:number-rows-repeated="1048553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R8:Tabelle1.AX22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3.04.2020</text:date>, <text:time>18:1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1:29:09</meta:creation-date>
    <dc:date>2020-04-03T18:18:46.75</dc:date>
    <meta:editing-duration>PT1H52M39S</meta:editing-duration>
    <meta:editing-cycles>93</meta:editing-cycles>
    <meta:generator>OpenOffice/4.1.5$Win32 OpenOffice.org_project/415m1$Build-9789</meta:generator>
    <meta:document-statistic meta:table-count="3" meta:cell-count="204" meta:object-count="562"/>
  </office:meta>
</office:document-meta>
</file>